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9.196900973999998pt"/>
    </style:style>
    <style:style style:name="co2" style:family="table-column">
      <style:table-column-properties style:column-width="82.686757418599996pt"/>
    </style:style>
    <style:style style:name="co3" style:family="table-column">
      <style:table-column-properties style:column-width="64.261528648599992pt"/>
    </style:style>
    <style:style style:name="ro1" style:family="table-row">
      <style:table-row-properties style:row-height="12.812620621600001pt"/>
    </style:style>
    <style:style style:name="ce1" style:family="table-cell">
      <style:text-properties fo:font-family="'Liberation Sans'"/>
    </style:style>
    <style:style style:name="ce2" style:family="table-cell">
      <style:text-properties fo:font-family="'Liberation Sans'" fo:font-size="9.000000000000000pt"/>
    </style:style>
    <number:number-style style:name="N1">
      <number:number number:decimal-places="2" number:min-integer-digits="1"/>
    </number:number-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 table:number-columns-repeated="8"/>
        <table:table-column table:style-name="co3" table:default-cell-style-name="ce1" table:number-columns-repeated="2"/>
        <table:table-column table:style-name="co2" table:default-cell-style-name="ce1" table:number-columns-repeated="8"/>
        <table:table-row table:style-name="ro1">
          <table:table-cell office:value-type="string" office:string-value="Row">
            <text:p>R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string" office:string-value="RR0_ON&lt;0&gt;" table:formula="=CONCATENATE(&quot;RR&quot;;[.B$1];&quot;_ON&lt;&quot;;[.$A2];&quot;&gt;&quot;)">
            <text:p>RR0_ON&lt;0&gt;</text:p>
          </table:table-cell>
          <table:table-cell office:value-type="string" office:string-value="RR1_ON&lt;0&gt;" table:formula="=CONCATENATE(&quot;RR&quot;;[.C$1];&quot;_ON&lt;&quot;;[.$A2];&quot;&gt;&quot;)">
            <text:p>RR1_ON&lt;0&gt;</text:p>
          </table:table-cell>
          <table:table-cell office:value-type="string" office:string-value="RR2_ON&lt;0&gt;" table:formula="=CONCATENATE(&quot;RR&quot;;[.D$1];&quot;_ON&lt;&quot;;[.$A2];&quot;&gt;&quot;)">
            <text:p>RR2_ON&lt;0&gt;</text:p>
          </table:table-cell>
          <table:table-cell office:value-type="string" office:string-value="RR3_ON&lt;0&gt;" table:formula="=CONCATENATE(&quot;RR&quot;;[.E$1];&quot;_ON&lt;&quot;;[.$A2];&quot;&gt;&quot;)">
            <text:p>RR3_ON&lt;0&gt;</text:p>
          </table:table-cell>
          <table:table-cell office:value-type="string" office:string-value="RR4_ON&lt;0&gt;" table:formula="=CONCATENATE(&quot;RR&quot;;[.F$1];&quot;_ON&lt;&quot;;[.$A2];&quot;&gt;&quot;)">
            <text:p>RR4_ON&lt;0&gt;</text:p>
          </table:table-cell>
          <table:table-cell office:value-type="string" office:string-value="RR5_ON&lt;0&gt;" table:formula="=CONCATENATE(&quot;RR&quot;;[.G$1];&quot;_ON&lt;&quot;;[.$A2];&quot;&gt;&quot;)">
            <text:p>RR5_ON&lt;0&gt;</text:p>
          </table:table-cell>
          <table:table-cell office:value-type="string" office:string-value="RR6_ON&lt;0&gt;" table:formula="=CONCATENATE(&quot;RR&quot;;[.H$1];&quot;_ON&lt;&quot;;[.$A2];&quot;&gt;&quot;)">
            <text:p>RR6_ON&lt;0&gt;</text:p>
          </table:table-cell>
          <table:table-cell office:value-type="string" office:string-value="RR7_ON&lt;0&gt;" table:formula="=CONCATENATE(&quot;RR&quot;;[.I$1];&quot;_ON&lt;&quot;;[.$A2];&quot;&gt;&quot;)">
            <text:p>RR7_ON&lt;0&gt;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 office:string-value="RR0_ON&lt;1&gt;" table:formula="=CONCATENATE(&quot;RR&quot;;[.B$1];&quot;_ON&lt;&quot;;[.$A3];&quot;&gt;&quot;)">
            <text:p>RR0_ON&lt;1&gt;</text:p>
          </table:table-cell>
          <table:table-cell office:value-type="string" office:string-value="RR1_ON&lt;1&gt;" table:formula="=CONCATENATE(&quot;RR&quot;;[.C$1];&quot;_ON&lt;&quot;;[.$A3];&quot;&gt;&quot;)">
            <text:p>RR1_ON&lt;1&gt;</text:p>
          </table:table-cell>
          <table:table-cell office:value-type="string" office:string-value="RR2_ON&lt;1&gt;" table:formula="=CONCATENATE(&quot;RR&quot;;[.D$1];&quot;_ON&lt;&quot;;[.$A3];&quot;&gt;&quot;)">
            <text:p>RR2_ON&lt;1&gt;</text:p>
          </table:table-cell>
          <table:table-cell office:value-type="string" office:string-value="RR3_ON&lt;1&gt;" table:formula="=CONCATENATE(&quot;RR&quot;;[.E$1];&quot;_ON&lt;&quot;;[.$A3];&quot;&gt;&quot;)">
            <text:p>RR3_ON&lt;1&gt;</text:p>
          </table:table-cell>
          <table:table-cell office:value-type="string" office:string-value="RR4_ON&lt;1&gt;" table:formula="=CONCATENATE(&quot;RR&quot;;[.F$1];&quot;_ON&lt;&quot;;[.$A3];&quot;&gt;&quot;)">
            <text:p>RR4_ON&lt;1&gt;</text:p>
          </table:table-cell>
          <table:table-cell office:value-type="string" office:string-value="RR5_ON&lt;1&gt;" table:formula="=CONCATENATE(&quot;RR&quot;;[.G$1];&quot;_ON&lt;&quot;;[.$A3];&quot;&gt;&quot;)">
            <text:p>RR5_ON&lt;1&gt;</text:p>
          </table:table-cell>
          <table:table-cell office:value-type="string" office:string-value="RR6_ON&lt;1&gt;" table:formula="=CONCATENATE(&quot;RR&quot;;[.H$1];&quot;_ON&lt;&quot;;[.$A3];&quot;&gt;&quot;)">
            <text:p>RR6_ON&lt;1&gt;</text:p>
          </table:table-cell>
          <table:table-cell office:value-type="string" office:string-value="RR7_ON&lt;1&gt;" table:formula="=CONCATENATE(&quot;RR&quot;;[.I$1];&quot;_ON&lt;&quot;;[.$A3];&quot;&gt;&quot;)">
            <text:p>RR7_ON&lt;1&gt;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 office:string-value="RR0_ON&lt;2&gt;" table:formula="=CONCATENATE(&quot;RR&quot;;[.B$1];&quot;_ON&lt;&quot;;[.$A4];&quot;&gt;&quot;)">
            <text:p>RR0_ON&lt;2&gt;</text:p>
          </table:table-cell>
          <table:table-cell office:value-type="string" office:string-value="RR1_ON&lt;2&gt;" table:formula="=CONCATENATE(&quot;RR&quot;;[.C$1];&quot;_ON&lt;&quot;;[.$A4];&quot;&gt;&quot;)">
            <text:p>RR1_ON&lt;2&gt;</text:p>
          </table:table-cell>
          <table:table-cell office:value-type="string" office:string-value="RR2_ON&lt;2&gt;" table:formula="=CONCATENATE(&quot;RR&quot;;[.D$1];&quot;_ON&lt;&quot;;[.$A4];&quot;&gt;&quot;)">
            <text:p>RR2_ON&lt;2&gt;</text:p>
          </table:table-cell>
          <table:table-cell office:value-type="string" office:string-value="RR3_ON&lt;2&gt;" table:formula="=CONCATENATE(&quot;RR&quot;;[.E$1];&quot;_ON&lt;&quot;;[.$A4];&quot;&gt;&quot;)">
            <text:p>RR3_ON&lt;2&gt;</text:p>
          </table:table-cell>
          <table:table-cell office:value-type="string" office:string-value="RR4_ON&lt;2&gt;" table:formula="=CONCATENATE(&quot;RR&quot;;[.F$1];&quot;_ON&lt;&quot;;[.$A4];&quot;&gt;&quot;)">
            <text:p>RR4_ON&lt;2&gt;</text:p>
          </table:table-cell>
          <table:table-cell office:value-type="string" office:string-value="RR5_ON&lt;2&gt;" table:formula="=CONCATENATE(&quot;RR&quot;;[.G$1];&quot;_ON&lt;&quot;;[.$A4];&quot;&gt;&quot;)">
            <text:p>RR5_ON&lt;2&gt;</text:p>
          </table:table-cell>
          <table:table-cell office:value-type="string" office:string-value="RR6_ON&lt;2&gt;" table:formula="=CONCATENATE(&quot;RR&quot;;[.H$1];&quot;_ON&lt;&quot;;[.$A4];&quot;&gt;&quot;)">
            <text:p>RR6_ON&lt;2&gt;</text:p>
          </table:table-cell>
          <table:table-cell office:value-type="string" office:string-value="RR7_ON&lt;2&gt;" table:formula="=CONCATENATE(&quot;RR&quot;;[.I$1];&quot;_ON&lt;&quot;;[.$A4];&quot;&gt;&quot;)">
            <text:p>RR7_ON&lt;2&gt;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 office:string-value="RR0_ON&lt;3&gt;" table:formula="=CONCATENATE(&quot;RR&quot;;[.B$1];&quot;_ON&lt;&quot;;[.$A5];&quot;&gt;&quot;)">
            <text:p>RR0_ON&lt;3&gt;</text:p>
          </table:table-cell>
          <table:table-cell office:value-type="string" office:string-value="RR1_ON&lt;3&gt;" table:formula="=CONCATENATE(&quot;RR&quot;;[.C$1];&quot;_ON&lt;&quot;;[.$A5];&quot;&gt;&quot;)">
            <text:p>RR1_ON&lt;3&gt;</text:p>
          </table:table-cell>
          <table:table-cell office:value-type="string" office:string-value="RR2_ON&lt;3&gt;" table:formula="=CONCATENATE(&quot;RR&quot;;[.D$1];&quot;_ON&lt;&quot;;[.$A5];&quot;&gt;&quot;)">
            <text:p>RR2_ON&lt;3&gt;</text:p>
          </table:table-cell>
          <table:table-cell office:value-type="string" office:string-value="RR3_ON&lt;3&gt;" table:formula="=CONCATENATE(&quot;RR&quot;;[.E$1];&quot;_ON&lt;&quot;;[.$A5];&quot;&gt;&quot;)">
            <text:p>RR3_ON&lt;3&gt;</text:p>
          </table:table-cell>
          <table:table-cell office:value-type="string" office:string-value="RR4_ON&lt;3&gt;" table:formula="=CONCATENATE(&quot;RR&quot;;[.F$1];&quot;_ON&lt;&quot;;[.$A5];&quot;&gt;&quot;)">
            <text:p>RR4_ON&lt;3&gt;</text:p>
          </table:table-cell>
          <table:table-cell office:value-type="string" office:string-value="RR5_ON&lt;3&gt;" table:formula="=CONCATENATE(&quot;RR&quot;;[.G$1];&quot;_ON&lt;&quot;;[.$A5];&quot;&gt;&quot;)">
            <text:p>RR5_ON&lt;3&gt;</text:p>
          </table:table-cell>
          <table:table-cell office:value-type="string" office:string-value="RR6_ON&lt;3&gt;" table:formula="=CONCATENATE(&quot;RR&quot;;[.H$1];&quot;_ON&lt;&quot;;[.$A5];&quot;&gt;&quot;)">
            <text:p>RR6_ON&lt;3&gt;</text:p>
          </table:table-cell>
          <table:table-cell office:value-type="string" office:string-value="RR7_ON&lt;3&gt;" table:formula="=CONCATENATE(&quot;RR&quot;;[.I$1];&quot;_ON&lt;&quot;;[.$A5];&quot;&gt;&quot;)">
            <text:p>RR7_ON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 office:string-value="RR0_ON&lt;4&gt;" table:formula="=CONCATENATE(&quot;RR&quot;;[.B$1];&quot;_ON&lt;&quot;;[.$A6];&quot;&gt;&quot;)">
            <text:p>RR0_ON&lt;4&gt;</text:p>
          </table:table-cell>
          <table:table-cell office:value-type="string" office:string-value="RR1_ON&lt;4&gt;" table:formula="=CONCATENATE(&quot;RR&quot;;[.C$1];&quot;_ON&lt;&quot;;[.$A6];&quot;&gt;&quot;)">
            <text:p>RR1_ON&lt;4&gt;</text:p>
          </table:table-cell>
          <table:table-cell office:value-type="string" office:string-value="RR2_ON&lt;4&gt;" table:formula="=CONCATENATE(&quot;RR&quot;;[.D$1];&quot;_ON&lt;&quot;;[.$A6];&quot;&gt;&quot;)">
            <text:p>RR2_ON&lt;4&gt;</text:p>
          </table:table-cell>
          <table:table-cell office:value-type="string" office:string-value="RR3_ON&lt;4&gt;" table:formula="=CONCATENATE(&quot;RR&quot;;[.E$1];&quot;_ON&lt;&quot;;[.$A6];&quot;&gt;&quot;)">
            <text:p>RR3_ON&lt;4&gt;</text:p>
          </table:table-cell>
          <table:table-cell office:value-type="string" office:string-value="RR4_ON&lt;4&gt;" table:formula="=CONCATENATE(&quot;RR&quot;;[.F$1];&quot;_ON&lt;&quot;;[.$A6];&quot;&gt;&quot;)">
            <text:p>RR4_ON&lt;4&gt;</text:p>
          </table:table-cell>
          <table:table-cell office:value-type="string" office:string-value="RR5_ON&lt;4&gt;" table:formula="=CONCATENATE(&quot;RR&quot;;[.G$1];&quot;_ON&lt;&quot;;[.$A6];&quot;&gt;&quot;)">
            <text:p>RR5_ON&lt;4&gt;</text:p>
          </table:table-cell>
          <table:table-cell office:value-type="string" office:string-value="RR6_ON&lt;4&gt;" table:formula="=CONCATENATE(&quot;RR&quot;;[.H$1];&quot;_ON&lt;&quot;;[.$A6];&quot;&gt;&quot;)">
            <text:p>RR6_ON&lt;4&gt;</text:p>
          </table:table-cell>
          <table:table-cell office:value-type="string" office:string-value="RR7_ON&lt;4&gt;" table:formula="=CONCATENATE(&quot;RR&quot;;[.I$1];&quot;_ON&lt;&quot;;[.$A6];&quot;&gt;&quot;)">
            <text:p>RR7_ON&lt;4&gt;</text:p>
          </table:table-cell>
          <table:table-cell table:number-columns-repeated="2"/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  <table:table-cell office:value-type="string" office:string-value="nACKRREQ&lt;0&gt;" table:formula="=&quot;nACKRREQ&lt;0&gt;&quot;">
            <text:p>nACKRREQ&lt;0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 office:string-value="RR0_ON&lt;5&gt;" table:formula="=CONCATENATE(&quot;RR&quot;;[.B$1];&quot;_ON&lt;&quot;;[.$A7];&quot;&gt;&quot;)">
            <text:p>RR0_ON&lt;5&gt;</text:p>
          </table:table-cell>
          <table:table-cell office:value-type="string" office:string-value="RR1_ON&lt;5&gt;" table:formula="=CONCATENATE(&quot;RR&quot;;[.C$1];&quot;_ON&lt;&quot;;[.$A7];&quot;&gt;&quot;)">
            <text:p>RR1_ON&lt;5&gt;</text:p>
          </table:table-cell>
          <table:table-cell office:value-type="string" office:string-value="RR2_ON&lt;5&gt;" table:formula="=CONCATENATE(&quot;RR&quot;;[.D$1];&quot;_ON&lt;&quot;;[.$A7];&quot;&gt;&quot;)">
            <text:p>RR2_ON&lt;5&gt;</text:p>
          </table:table-cell>
          <table:table-cell office:value-type="string" office:string-value="RR3_ON&lt;5&gt;" table:formula="=CONCATENATE(&quot;RR&quot;;[.E$1];&quot;_ON&lt;&quot;;[.$A7];&quot;&gt;&quot;)">
            <text:p>RR3_ON&lt;5&gt;</text:p>
          </table:table-cell>
          <table:table-cell office:value-type="string" office:string-value="RR4_ON&lt;5&gt;" table:formula="=CONCATENATE(&quot;RR&quot;;[.F$1];&quot;_ON&lt;&quot;;[.$A7];&quot;&gt;&quot;)">
            <text:p>RR4_ON&lt;5&gt;</text:p>
          </table:table-cell>
          <table:table-cell office:value-type="string" office:string-value="RR5_ON&lt;5&gt;" table:formula="=CONCATENATE(&quot;RR&quot;;[.G$1];&quot;_ON&lt;&quot;;[.$A7];&quot;&gt;&quot;)">
            <text:p>RR5_ON&lt;5&gt;</text:p>
          </table:table-cell>
          <table:table-cell office:value-type="string" office:string-value="RR6_ON&lt;5&gt;" table:formula="=CONCATENATE(&quot;RR&quot;;[.H$1];&quot;_ON&lt;&quot;;[.$A7];&quot;&gt;&quot;)">
            <text:p>RR6_ON&lt;5&gt;</text:p>
          </table:table-cell>
          <table:table-cell office:value-type="string" office:string-value="RR7_ON&lt;5&gt;" table:formula="=CONCATENATE(&quot;RR&quot;;[.I$1];&quot;_ON&lt;&quot;;[.$A7];&quot;&gt;&quot;)">
            <text:p>RR7_ON&lt;5&gt;</text:p>
          </table:table-cell>
          <table:table-cell table:number-columns-repeated="2"/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  <table:table-cell office:value-type="string" office:string-value="nACKRREQ&lt;1&gt;" table:formula="=&quot;nACKRREQ&lt;1&gt;&quot;">
            <text:p>nACKRREQ&lt;1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 office:string-value="RR0_ON&lt;6&gt;" table:formula="=CONCATENATE(&quot;RR&quot;;[.B$1];&quot;_ON&lt;&quot;;[.$A8];&quot;&gt;&quot;)">
            <text:p>RR0_ON&lt;6&gt;</text:p>
          </table:table-cell>
          <table:table-cell office:value-type="string" office:string-value="RR1_ON&lt;6&gt;" table:formula="=CONCATENATE(&quot;RR&quot;;[.C$1];&quot;_ON&lt;&quot;;[.$A8];&quot;&gt;&quot;)">
            <text:p>RR1_ON&lt;6&gt;</text:p>
          </table:table-cell>
          <table:table-cell office:value-type="string" office:string-value="RR2_ON&lt;6&gt;" table:formula="=CONCATENATE(&quot;RR&quot;;[.D$1];&quot;_ON&lt;&quot;;[.$A8];&quot;&gt;&quot;)">
            <text:p>RR2_ON&lt;6&gt;</text:p>
          </table:table-cell>
          <table:table-cell office:value-type="string" office:string-value="RR3_ON&lt;6&gt;" table:formula="=CONCATENATE(&quot;RR&quot;;[.E$1];&quot;_ON&lt;&quot;;[.$A8];&quot;&gt;&quot;)">
            <text:p>RR3_ON&lt;6&gt;</text:p>
          </table:table-cell>
          <table:table-cell office:value-type="string" office:string-value="RR4_ON&lt;6&gt;" table:formula="=CONCATENATE(&quot;RR&quot;;[.F$1];&quot;_ON&lt;&quot;;[.$A8];&quot;&gt;&quot;)">
            <text:p>RR4_ON&lt;6&gt;</text:p>
          </table:table-cell>
          <table:table-cell office:value-type="string" office:string-value="RR5_ON&lt;6&gt;" table:formula="=CONCATENATE(&quot;RR&quot;;[.G$1];&quot;_ON&lt;&quot;;[.$A8];&quot;&gt;&quot;)">
            <text:p>RR5_ON&lt;6&gt;</text:p>
          </table:table-cell>
          <table:table-cell office:value-type="string" office:string-value="RR6_ON&lt;6&gt;" table:formula="=CONCATENATE(&quot;RR&quot;;[.H$1];&quot;_ON&lt;&quot;;[.$A8];&quot;&gt;&quot;)">
            <text:p>RR6_ON&lt;6&gt;</text:p>
          </table:table-cell>
          <table:table-cell office:value-type="string" office:string-value="RR7_ON&lt;6&gt;" table:formula="=CONCATENATE(&quot;RR&quot;;[.I$1];&quot;_ON&lt;&quot;;[.$A8];&quot;&gt;&quot;)">
            <text:p>RR7_ON&lt;6&gt;</text:p>
          </table:table-cell>
          <table:table-cell table:number-columns-repeated="2"/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  <table:table-cell office:value-type="string" office:string-value="nACKRREQ&lt;2&gt;" table:formula="=&quot;nACKRREQ&lt;2&gt;&quot;">
            <text:p>nACKRREQ&lt;2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 office:string-value="RR0_ON&lt;7&gt;" table:formula="=CONCATENATE(&quot;RR&quot;;[.B$1];&quot;_ON&lt;&quot;;[.$A9];&quot;&gt;&quot;)">
            <text:p>RR0_ON&lt;7&gt;</text:p>
          </table:table-cell>
          <table:table-cell office:value-type="string" office:string-value="RR1_ON&lt;7&gt;" table:formula="=CONCATENATE(&quot;RR&quot;;[.C$1];&quot;_ON&lt;&quot;;[.$A9];&quot;&gt;&quot;)">
            <text:p>RR1_ON&lt;7&gt;</text:p>
          </table:table-cell>
          <table:table-cell office:value-type="string" office:string-value="RR2_ON&lt;7&gt;" table:formula="=CONCATENATE(&quot;RR&quot;;[.D$1];&quot;_ON&lt;&quot;;[.$A9];&quot;&gt;&quot;)">
            <text:p>RR2_ON&lt;7&gt;</text:p>
          </table:table-cell>
          <table:table-cell office:value-type="string" office:string-value="RR3_ON&lt;7&gt;" table:formula="=CONCATENATE(&quot;RR&quot;;[.E$1];&quot;_ON&lt;&quot;;[.$A9];&quot;&gt;&quot;)">
            <text:p>RR3_ON&lt;7&gt;</text:p>
          </table:table-cell>
          <table:table-cell office:value-type="string" office:string-value="RR4_ON&lt;7&gt;" table:formula="=CONCATENATE(&quot;RR&quot;;[.F$1];&quot;_ON&lt;&quot;;[.$A9];&quot;&gt;&quot;)">
            <text:p>RR4_ON&lt;7&gt;</text:p>
          </table:table-cell>
          <table:table-cell office:value-type="string" office:string-value="RR5_ON&lt;7&gt;" table:formula="=CONCATENATE(&quot;RR&quot;;[.G$1];&quot;_ON&lt;&quot;;[.$A9];&quot;&gt;&quot;)">
            <text:p>RR5_ON&lt;7&gt;</text:p>
          </table:table-cell>
          <table:table-cell office:value-type="string" office:string-value="RR6_ON&lt;7&gt;" table:formula="=CONCATENATE(&quot;RR&quot;;[.H$1];&quot;_ON&lt;&quot;;[.$A9];&quot;&gt;&quot;)">
            <text:p>RR6_ON&lt;7&gt;</text:p>
          </table:table-cell>
          <table:table-cell office:value-type="string" office:string-value="RR7_ON&lt;7&gt;" table:formula="=CONCATENATE(&quot;RR&quot;;[.I$1];&quot;_ON&lt;&quot;;[.$A9];&quot;&gt;&quot;)">
            <text:p>RR7_ON&lt;7&gt;</text:p>
          </table:table-cell>
          <table:table-cell table:number-columns-repeated="2"/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  <table:table-cell office:value-type="string" office:string-value="nACKRREQ&lt;3&gt;" table:formula="=&quot;nACKRREQ&lt;3&gt;&quot;">
            <text:p>nACKRREQ&lt;3&gt;</text:p>
          </table:table-cell>
        </table:table-row>
        <table:table-row table:style-name="ro1">
          <table:table-cell table:number-columns-repeated="11"/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  <table:table-cell office:value-type="string" office:string-value="nACKRREQ&lt;4&gt;" table:formula="=&quot;nACKRREQ&lt;4&gt;&quot;">
            <text:p>nACKRREQ&lt;4&gt;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 office:string-value="RR0_OFF&lt;0&gt;" table:formula="=CONCATENATE(&quot;RR&quot;;[.B$1];&quot;_OFF&lt;&quot;;[.$A11];&quot;&gt;&quot;)">
            <text:p>RR0_OFF&lt;0&gt;</text:p>
          </table:table-cell>
          <table:table-cell office:value-type="string" office:string-value="RR1_OFF&lt;0&gt;" table:formula="=CONCATENATE(&quot;RR&quot;;[.C$1];&quot;_OFF&lt;&quot;;[.$A11];&quot;&gt;&quot;)">
            <text:p>RR1_OFF&lt;0&gt;</text:p>
          </table:table-cell>
          <table:table-cell office:value-type="string" office:string-value="RR2_OFF&lt;0&gt;" table:formula="=CONCATENATE(&quot;RR&quot;;[.D$1];&quot;_OFF&lt;&quot;;[.$A11];&quot;&gt;&quot;)">
            <text:p>RR2_OFF&lt;0&gt;</text:p>
          </table:table-cell>
          <table:table-cell office:value-type="string" office:string-value="RR3_OFF&lt;0&gt;" table:formula="=CONCATENATE(&quot;RR&quot;;[.E$1];&quot;_OFF&lt;&quot;;[.$A11];&quot;&gt;&quot;)">
            <text:p>RR3_OFF&lt;0&gt;</text:p>
          </table:table-cell>
          <table:table-cell office:value-type="string" office:string-value="RR4_OFF&lt;0&gt;" table:formula="=CONCATENATE(&quot;RR&quot;;[.F$1];&quot;_OFF&lt;&quot;;[.$A11];&quot;&gt;&quot;)">
            <text:p>RR4_OFF&lt;0&gt;</text:p>
          </table:table-cell>
          <table:table-cell office:value-type="string" office:string-value="RR5_OFF&lt;0&gt;" table:formula="=CONCATENATE(&quot;RR&quot;;[.G$1];&quot;_OFF&lt;&quot;;[.$A11];&quot;&gt;&quot;)">
            <text:p>RR5_OFF&lt;0&gt;</text:p>
          </table:table-cell>
          <table:table-cell office:value-type="string" office:string-value="RR6_OFF&lt;0&gt;" table:formula="=CONCATENATE(&quot;RR&quot;;[.H$1];&quot;_OFF&lt;&quot;;[.$A11];&quot;&gt;&quot;)">
            <text:p>RR6_OFF&lt;0&gt;</text:p>
          </table:table-cell>
          <table:table-cell office:value-type="string" office:string-value="RR7_OFF&lt;0&gt;" table:formula="=CONCATENATE(&quot;RR&quot;;[.I$1];&quot;_OFF&lt;&quot;;[.$A11];&quot;&gt;&quot;)">
            <text:p>RR7_OFF&lt;0&gt;</text:p>
          </table:table-cell>
          <table:table-cell table:number-columns-repeated="2"/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  <table:table-cell office:value-type="string" office:string-value="nACKRREQ&lt;5&gt;" table:formula="=&quot;nACKRREQ&lt;5&gt;&quot;">
            <text:p>nACKRREQ&lt;5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 office:string-value="RR0_OFF&lt;1&gt;" table:formula="=CONCATENATE(&quot;RR&quot;;[.B$1];&quot;_OFF&lt;&quot;;[.$A12];&quot;&gt;&quot;)">
            <text:p>RR0_OFF&lt;1&gt;</text:p>
          </table:table-cell>
          <table:table-cell office:value-type="string" office:string-value="RR1_OFF&lt;1&gt;" table:formula="=CONCATENATE(&quot;RR&quot;;[.C$1];&quot;_OFF&lt;&quot;;[.$A12];&quot;&gt;&quot;)">
            <text:p>RR1_OFF&lt;1&gt;</text:p>
          </table:table-cell>
          <table:table-cell office:value-type="string" office:string-value="RR2_OFF&lt;1&gt;" table:formula="=CONCATENATE(&quot;RR&quot;;[.D$1];&quot;_OFF&lt;&quot;;[.$A12];&quot;&gt;&quot;)">
            <text:p>RR2_OFF&lt;1&gt;</text:p>
          </table:table-cell>
          <table:table-cell office:value-type="string" office:string-value="RR3_OFF&lt;1&gt;" table:formula="=CONCATENATE(&quot;RR&quot;;[.E$1];&quot;_OFF&lt;&quot;;[.$A12];&quot;&gt;&quot;)">
            <text:p>RR3_OFF&lt;1&gt;</text:p>
          </table:table-cell>
          <table:table-cell office:value-type="string" office:string-value="RR4_OFF&lt;1&gt;" table:formula="=CONCATENATE(&quot;RR&quot;;[.F$1];&quot;_OFF&lt;&quot;;[.$A12];&quot;&gt;&quot;)">
            <text:p>RR4_OFF&lt;1&gt;</text:p>
          </table:table-cell>
          <table:table-cell office:value-type="string" office:string-value="RR5_OFF&lt;1&gt;" table:formula="=CONCATENATE(&quot;RR&quot;;[.G$1];&quot;_OFF&lt;&quot;;[.$A12];&quot;&gt;&quot;)">
            <text:p>RR5_OFF&lt;1&gt;</text:p>
          </table:table-cell>
          <table:table-cell office:value-type="string" office:string-value="RR6_OFF&lt;1&gt;" table:formula="=CONCATENATE(&quot;RR&quot;;[.H$1];&quot;_OFF&lt;&quot;;[.$A12];&quot;&gt;&quot;)">
            <text:p>RR6_OFF&lt;1&gt;</text:p>
          </table:table-cell>
          <table:table-cell office:value-type="string" office:string-value="RR7_OFF&lt;1&gt;" table:formula="=CONCATENATE(&quot;RR&quot;;[.I$1];&quot;_OFF&lt;&quot;;[.$A12];&quot;&gt;&quot;)">
            <text:p>RR7_OFF&lt;1&gt;</text:p>
          </table:table-cell>
          <table:table-cell table:number-columns-repeated="2"/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  <table:table-cell office:value-type="string" office:string-value="nACKRREQ&lt;6&gt;" table:formula="=&quot;nACKRREQ&lt;6&gt;&quot;">
            <text:p>nACKRREQ&lt;6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 office:string-value="RR0_OFF&lt;2&gt;" table:formula="=CONCATENATE(&quot;RR&quot;;[.B$1];&quot;_OFF&lt;&quot;;[.$A13];&quot;&gt;&quot;)">
            <text:p>RR0_OFF&lt;2&gt;</text:p>
          </table:table-cell>
          <table:table-cell office:value-type="string" office:string-value="RR1_OFF&lt;2&gt;" table:formula="=CONCATENATE(&quot;RR&quot;;[.C$1];&quot;_OFF&lt;&quot;;[.$A13];&quot;&gt;&quot;)">
            <text:p>RR1_OFF&lt;2&gt;</text:p>
          </table:table-cell>
          <table:table-cell office:value-type="string" office:string-value="RR2_OFF&lt;2&gt;" table:formula="=CONCATENATE(&quot;RR&quot;;[.D$1];&quot;_OFF&lt;&quot;;[.$A13];&quot;&gt;&quot;)">
            <text:p>RR2_OFF&lt;2&gt;</text:p>
          </table:table-cell>
          <table:table-cell office:value-type="string" office:string-value="RR3_OFF&lt;2&gt;" table:formula="=CONCATENATE(&quot;RR&quot;;[.E$1];&quot;_OFF&lt;&quot;;[.$A13];&quot;&gt;&quot;)">
            <text:p>RR3_OFF&lt;2&gt;</text:p>
          </table:table-cell>
          <table:table-cell office:value-type="string" office:string-value="RR4_OFF&lt;2&gt;" table:formula="=CONCATENATE(&quot;RR&quot;;[.F$1];&quot;_OFF&lt;&quot;;[.$A13];&quot;&gt;&quot;)">
            <text:p>RR4_OFF&lt;2&gt;</text:p>
          </table:table-cell>
          <table:table-cell office:value-type="string" office:string-value="RR5_OFF&lt;2&gt;" table:formula="=CONCATENATE(&quot;RR&quot;;[.G$1];&quot;_OFF&lt;&quot;;[.$A13];&quot;&gt;&quot;)">
            <text:p>RR5_OFF&lt;2&gt;</text:p>
          </table:table-cell>
          <table:table-cell office:value-type="string" office:string-value="RR6_OFF&lt;2&gt;" table:formula="=CONCATENATE(&quot;RR&quot;;[.H$1];&quot;_OFF&lt;&quot;;[.$A13];&quot;&gt;&quot;)">
            <text:p>RR6_OFF&lt;2&gt;</text:p>
          </table:table-cell>
          <table:table-cell office:value-type="string" office:string-value="RR7_OFF&lt;2&gt;" table:formula="=CONCATENATE(&quot;RR&quot;;[.I$1];&quot;_OFF&lt;&quot;;[.$A13];&quot;&gt;&quot;)">
            <text:p>RR7_OFF&lt;2&gt;</text:p>
          </table:table-cell>
          <table:table-cell table:number-columns-repeated="2"/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  <table:table-cell office:value-type="string" office:string-value="nACKRREQ&lt;7&gt;" table:formula="=&quot;nACKRREQ&lt;7&gt;&quot;">
            <text:p>nACKRREQ&lt;7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 office:string-value="RR0_OFF&lt;3&gt;" table:formula="=CONCATENATE(&quot;RR&quot;;[.B$1];&quot;_OFF&lt;&quot;;[.$A14];&quot;&gt;&quot;)">
            <text:p>RR0_OFF&lt;3&gt;</text:p>
          </table:table-cell>
          <table:table-cell office:value-type="string" office:string-value="RR1_OFF&lt;3&gt;" table:formula="=CONCATENATE(&quot;RR&quot;;[.C$1];&quot;_OFF&lt;&quot;;[.$A14];&quot;&gt;&quot;)">
            <text:p>RR1_OFF&lt;3&gt;</text:p>
          </table:table-cell>
          <table:table-cell office:value-type="string" office:string-value="RR2_OFF&lt;3&gt;" table:formula="=CONCATENATE(&quot;RR&quot;;[.D$1];&quot;_OFF&lt;&quot;;[.$A14];&quot;&gt;&quot;)">
            <text:p>RR2_OFF&lt;3&gt;</text:p>
          </table:table-cell>
          <table:table-cell office:value-type="string" office:string-value="RR3_OFF&lt;3&gt;" table:formula="=CONCATENATE(&quot;RR&quot;;[.E$1];&quot;_OFF&lt;&quot;;[.$A14];&quot;&gt;&quot;)">
            <text:p>RR3_OFF&lt;3&gt;</text:p>
          </table:table-cell>
          <table:table-cell office:value-type="string" office:string-value="RR4_OFF&lt;3&gt;" table:formula="=CONCATENATE(&quot;RR&quot;;[.F$1];&quot;_OFF&lt;&quot;;[.$A14];&quot;&gt;&quot;)">
            <text:p>RR4_OFF&lt;3&gt;</text:p>
          </table:table-cell>
          <table:table-cell office:value-type="string" office:string-value="RR5_OFF&lt;3&gt;" table:formula="=CONCATENATE(&quot;RR&quot;;[.G$1];&quot;_OFF&lt;&quot;;[.$A14];&quot;&gt;&quot;)">
            <text:p>RR5_OFF&lt;3&gt;</text:p>
          </table:table-cell>
          <table:table-cell office:value-type="string" office:string-value="RR6_OFF&lt;3&gt;" table:formula="=CONCATENATE(&quot;RR&quot;;[.H$1];&quot;_OFF&lt;&quot;;[.$A14];&quot;&gt;&quot;)">
            <text:p>RR6_OFF&lt;3&gt;</text:p>
          </table:table-cell>
          <table:table-cell office:value-type="string" office:string-value="RR7_OFF&lt;3&gt;" table:formula="=CONCATENATE(&quot;RR&quot;;[.I$1];&quot;_OFF&lt;&quot;;[.$A14];&quot;&gt;&quot;)">
            <text:p>RR7_OFF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 office:string-value="RR0_OFF&lt;4&gt;" table:formula="=CONCATENATE(&quot;RR&quot;;[.B$1];&quot;_OFF&lt;&quot;;[.$A15];&quot;&gt;&quot;)">
            <text:p>RR0_OFF&lt;4&gt;</text:p>
          </table:table-cell>
          <table:table-cell office:value-type="string" office:string-value="RR1_OFF&lt;4&gt;" table:formula="=CONCATENATE(&quot;RR&quot;;[.C$1];&quot;_OFF&lt;&quot;;[.$A15];&quot;&gt;&quot;)">
            <text:p>RR1_OFF&lt;4&gt;</text:p>
          </table:table-cell>
          <table:table-cell office:value-type="string" office:string-value="RR2_OFF&lt;4&gt;" table:formula="=CONCATENATE(&quot;RR&quot;;[.D$1];&quot;_OFF&lt;&quot;;[.$A15];&quot;&gt;&quot;)">
            <text:p>RR2_OFF&lt;4&gt;</text:p>
          </table:table-cell>
          <table:table-cell office:value-type="string" office:string-value="RR3_OFF&lt;4&gt;" table:formula="=CONCATENATE(&quot;RR&quot;;[.E$1];&quot;_OFF&lt;&quot;;[.$A15];&quot;&gt;&quot;)">
            <text:p>RR3_OFF&lt;4&gt;</text:p>
          </table:table-cell>
          <table:table-cell office:value-type="string" office:string-value="RR4_OFF&lt;4&gt;" table:formula="=CONCATENATE(&quot;RR&quot;;[.F$1];&quot;_OFF&lt;&quot;;[.$A15];&quot;&gt;&quot;)">
            <text:p>RR4_OFF&lt;4&gt;</text:p>
          </table:table-cell>
          <table:table-cell office:value-type="string" office:string-value="RR5_OFF&lt;4&gt;" table:formula="=CONCATENATE(&quot;RR&quot;;[.G$1];&quot;_OFF&lt;&quot;;[.$A15];&quot;&gt;&quot;)">
            <text:p>RR5_OFF&lt;4&gt;</text:p>
          </table:table-cell>
          <table:table-cell office:value-type="string" office:string-value="RR6_OFF&lt;4&gt;" table:formula="=CONCATENATE(&quot;RR&quot;;[.H$1];&quot;_OFF&lt;&quot;;[.$A15];&quot;&gt;&quot;)">
            <text:p>RR6_OFF&lt;4&gt;</text:p>
          </table:table-cell>
          <table:table-cell office:value-type="string" office:string-value="RR7_OFF&lt;4&gt;" table:formula="=CONCATENATE(&quot;RR&quot;;[.I$1];&quot;_OFF&lt;&quot;;[.$A15];&quot;&gt;&quot;)">
            <text:p>RR7_OFF&lt;4&gt;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 office:string-value="RR0_OFF&lt;5&gt;" table:formula="=CONCATENATE(&quot;RR&quot;;[.B$1];&quot;_OFF&lt;&quot;;[.$A16];&quot;&gt;&quot;)">
            <text:p>RR0_OFF&lt;5&gt;</text:p>
          </table:table-cell>
          <table:table-cell office:value-type="string" office:string-value="RR1_OFF&lt;5&gt;" table:formula="=CONCATENATE(&quot;RR&quot;;[.C$1];&quot;_OFF&lt;&quot;;[.$A16];&quot;&gt;&quot;)">
            <text:p>RR1_OFF&lt;5&gt;</text:p>
          </table:table-cell>
          <table:table-cell office:value-type="string" office:string-value="RR2_OFF&lt;5&gt;" table:formula="=CONCATENATE(&quot;RR&quot;;[.D$1];&quot;_OFF&lt;&quot;;[.$A16];&quot;&gt;&quot;)">
            <text:p>RR2_OFF&lt;5&gt;</text:p>
          </table:table-cell>
          <table:table-cell office:value-type="string" office:string-value="RR3_OFF&lt;5&gt;" table:formula="=CONCATENATE(&quot;RR&quot;;[.E$1];&quot;_OFF&lt;&quot;;[.$A16];&quot;&gt;&quot;)">
            <text:p>RR3_OFF&lt;5&gt;</text:p>
          </table:table-cell>
          <table:table-cell office:value-type="string" office:string-value="RR4_OFF&lt;5&gt;" table:formula="=CONCATENATE(&quot;RR&quot;;[.F$1];&quot;_OFF&lt;&quot;;[.$A16];&quot;&gt;&quot;)">
            <text:p>RR4_OFF&lt;5&gt;</text:p>
          </table:table-cell>
          <table:table-cell office:value-type="string" office:string-value="RR5_OFF&lt;5&gt;" table:formula="=CONCATENATE(&quot;RR&quot;;[.G$1];&quot;_OFF&lt;&quot;;[.$A16];&quot;&gt;&quot;)">
            <text:p>RR5_OFF&lt;5&gt;</text:p>
          </table:table-cell>
          <table:table-cell office:value-type="string" office:string-value="RR6_OFF&lt;5&gt;" table:formula="=CONCATENATE(&quot;RR&quot;;[.H$1];&quot;_OFF&lt;&quot;;[.$A16];&quot;&gt;&quot;)">
            <text:p>RR6_OFF&lt;5&gt;</text:p>
          </table:table-cell>
          <table:table-cell office:value-type="string" office:string-value="RR7_OFF&lt;5&gt;" table:formula="=CONCATENATE(&quot;RR&quot;;[.I$1];&quot;_OFF&lt;&quot;;[.$A16];&quot;&gt;&quot;)">
            <text:p>RR7_OFF&lt;5&gt;</text:p>
          </table:table-cell>
          <table:table-cell table:number-columns-repeated="2"/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  <table:table-cell office:value-type="string" office:string-value="nACKCREQ&lt;0&gt;" table:formula="=&quot;nACKCREQ&lt;0&gt;&quot;">
            <text:p>nACKCREQ&lt;0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 office:string-value="RR0_OFF&lt;6&gt;" table:formula="=CONCATENATE(&quot;RR&quot;;[.B$1];&quot;_OFF&lt;&quot;;[.$A17];&quot;&gt;&quot;)">
            <text:p>RR0_OFF&lt;6&gt;</text:p>
          </table:table-cell>
          <table:table-cell office:value-type="string" office:string-value="RR1_OFF&lt;6&gt;" table:formula="=CONCATENATE(&quot;RR&quot;;[.C$1];&quot;_OFF&lt;&quot;;[.$A17];&quot;&gt;&quot;)">
            <text:p>RR1_OFF&lt;6&gt;</text:p>
          </table:table-cell>
          <table:table-cell office:value-type="string" office:string-value="RR2_OFF&lt;6&gt;" table:formula="=CONCATENATE(&quot;RR&quot;;[.D$1];&quot;_OFF&lt;&quot;;[.$A17];&quot;&gt;&quot;)">
            <text:p>RR2_OFF&lt;6&gt;</text:p>
          </table:table-cell>
          <table:table-cell office:value-type="string" office:string-value="RR3_OFF&lt;6&gt;" table:formula="=CONCATENATE(&quot;RR&quot;;[.E$1];&quot;_OFF&lt;&quot;;[.$A17];&quot;&gt;&quot;)">
            <text:p>RR3_OFF&lt;6&gt;</text:p>
          </table:table-cell>
          <table:table-cell office:value-type="string" office:string-value="RR4_OFF&lt;6&gt;" table:formula="=CONCATENATE(&quot;RR&quot;;[.F$1];&quot;_OFF&lt;&quot;;[.$A17];&quot;&gt;&quot;)">
            <text:p>RR4_OFF&lt;6&gt;</text:p>
          </table:table-cell>
          <table:table-cell office:value-type="string" office:string-value="RR5_OFF&lt;6&gt;" table:formula="=CONCATENATE(&quot;RR&quot;;[.G$1];&quot;_OFF&lt;&quot;;[.$A17];&quot;&gt;&quot;)">
            <text:p>RR5_OFF&lt;6&gt;</text:p>
          </table:table-cell>
          <table:table-cell office:value-type="string" office:string-value="RR6_OFF&lt;6&gt;" table:formula="=CONCATENATE(&quot;RR&quot;;[.H$1];&quot;_OFF&lt;&quot;;[.$A17];&quot;&gt;&quot;)">
            <text:p>RR6_OFF&lt;6&gt;</text:p>
          </table:table-cell>
          <table:table-cell office:value-type="string" office:string-value="RR7_OFF&lt;6&gt;" table:formula="=CONCATENATE(&quot;RR&quot;;[.I$1];&quot;_OFF&lt;&quot;;[.$A17];&quot;&gt;&quot;)">
            <text:p>RR7_OFF&lt;6&gt;</text:p>
          </table:table-cell>
          <table:table-cell table:number-columns-repeated="2"/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  <table:table-cell office:value-type="string" office:string-value="nACKCREQ&lt;1&gt;" table:formula="=&quot;nACKCREQ&lt;1&gt;&quot;">
            <text:p>nACKCREQ&lt;1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 office:string-value="RR0_OFF&lt;7&gt;" table:formula="=CONCATENATE(&quot;RR&quot;;[.B$1];&quot;_OFF&lt;&quot;;[.$A18];&quot;&gt;&quot;)">
            <text:p>RR0_OFF&lt;7&gt;</text:p>
          </table:table-cell>
          <table:table-cell office:value-type="string" office:string-value="RR1_OFF&lt;7&gt;" table:formula="=CONCATENATE(&quot;RR&quot;;[.C$1];&quot;_OFF&lt;&quot;;[.$A18];&quot;&gt;&quot;)">
            <text:p>RR1_OFF&lt;7&gt;</text:p>
          </table:table-cell>
          <table:table-cell office:value-type="string" office:string-value="RR2_OFF&lt;7&gt;" table:formula="=CONCATENATE(&quot;RR&quot;;[.D$1];&quot;_OFF&lt;&quot;;[.$A18];&quot;&gt;&quot;)">
            <text:p>RR2_OFF&lt;7&gt;</text:p>
          </table:table-cell>
          <table:table-cell office:value-type="string" office:string-value="RR3_OFF&lt;7&gt;" table:formula="=CONCATENATE(&quot;RR&quot;;[.E$1];&quot;_OFF&lt;&quot;;[.$A18];&quot;&gt;&quot;)">
            <text:p>RR3_OFF&lt;7&gt;</text:p>
          </table:table-cell>
          <table:table-cell office:value-type="string" office:string-value="RR4_OFF&lt;7&gt;" table:formula="=CONCATENATE(&quot;RR&quot;;[.F$1];&quot;_OFF&lt;&quot;;[.$A18];&quot;&gt;&quot;)">
            <text:p>RR4_OFF&lt;7&gt;</text:p>
          </table:table-cell>
          <table:table-cell office:value-type="string" office:string-value="RR5_OFF&lt;7&gt;" table:formula="=CONCATENATE(&quot;RR&quot;;[.G$1];&quot;_OFF&lt;&quot;;[.$A18];&quot;&gt;&quot;)">
            <text:p>RR5_OFF&lt;7&gt;</text:p>
          </table:table-cell>
          <table:table-cell office:value-type="string" office:string-value="RR6_OFF&lt;7&gt;" table:formula="=CONCATENATE(&quot;RR&quot;;[.H$1];&quot;_OFF&lt;&quot;;[.$A18];&quot;&gt;&quot;)">
            <text:p>RR6_OFF&lt;7&gt;</text:p>
          </table:table-cell>
          <table:table-cell office:value-type="string" office:string-value="RR7_OFF&lt;7&gt;" table:formula="=CONCATENATE(&quot;RR&quot;;[.I$1];&quot;_OFF&lt;&quot;;[.$A18];&quot;&gt;&quot;)">
            <text:p>RR7_OFF&lt;7&gt;</text:p>
          </table:table-cell>
          <table:table-cell table:number-columns-repeated="2"/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  <table:table-cell office:value-type="string" office:string-value="nACKCREQ&lt;2&gt;" table:formula="=&quot;nACKCREQ&lt;2&gt;&quot;">
            <text:p>nACKCREQ&lt;2&gt;</text:p>
          </table:table-cell>
        </table:table-row>
        <table:table-row table:style-name="ro1">
          <table:table-cell/>
          <table:table-cell office:value-type="string" office:string-value="RREQ&lt;0&gt;" table:formula="=CONCATENATE(&quot;RREQ&lt;&quot;;[.B$1];&quot;&gt;&quot;)">
            <text:p>RREQ&lt;0&gt;</text:p>
          </table:table-cell>
          <table:table-cell office:value-type="string" office:string-value="RREQ&lt;1&gt;" table:formula="=CONCATENATE(&quot;RREQ&lt;&quot;;[.C$1];&quot;&gt;&quot;)">
            <text:p>RREQ&lt;1&gt;</text:p>
          </table:table-cell>
          <table:table-cell office:value-type="string" office:string-value="RREQ&lt;2&gt;" table:formula="=CONCATENATE(&quot;RREQ&lt;&quot;;[.D$1];&quot;&gt;&quot;)">
            <text:p>RREQ&lt;2&gt;</text:p>
          </table:table-cell>
          <table:table-cell office:value-type="string" office:string-value="RREQ&lt;3&gt;" table:formula="=CONCATENATE(&quot;RREQ&lt;&quot;;[.E$1];&quot;&gt;&quot;)">
            <text:p>RREQ&lt;3&gt;</text:p>
          </table:table-cell>
          <table:table-cell office:value-type="string" office:string-value="RREQ&lt;4&gt;" table:formula="=CONCATENATE(&quot;RREQ&lt;&quot;;[.F$1];&quot;&gt;&quot;)">
            <text:p>RREQ&lt;4&gt;</text:p>
          </table:table-cell>
          <table:table-cell office:value-type="string" office:string-value="RREQ&lt;5&gt;" table:formula="=CONCATENATE(&quot;RREQ&lt;&quot;;[.G$1];&quot;&gt;&quot;)">
            <text:p>RREQ&lt;5&gt;</text:p>
          </table:table-cell>
          <table:table-cell office:value-type="string" office:string-value="RREQ&lt;6&gt;" table:formula="=CONCATENATE(&quot;RREQ&lt;&quot;;[.H$1];&quot;&gt;&quot;)">
            <text:p>RREQ&lt;6&gt;</text:p>
          </table:table-cell>
          <table:table-cell office:value-type="string" office:string-value="RREQ&lt;7&gt;" table:formula="=CONCATENATE(&quot;RREQ&lt;&quot;;[.I$1];&quot;&gt;&quot;)">
            <text:p>RREQ&lt;7&gt;</text:p>
          </table:table-cell>
          <table:table-cell table:number-columns-repeated="2"/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  <table:table-cell office:value-type="string" office:string-value="nACKCREQ&lt;3&gt;" table:formula="=&quot;nACKCREQ&lt;3&gt;&quot;">
            <text:p>nACKCREQ&lt;3&gt;</text:p>
          </table:table-cell>
        </table:table-row>
        <table:table-row table:style-name="ro1">
          <table:table-cell/>
          <table:table-cell office:value-type="string" office:string-value="nACKRREQ&lt;0&gt;" table:formula="=CONCATENATE(&quot;nACKRREQ&lt;&quot;;[.B$1];&quot;&gt;&quot;)">
            <text:p>nACKRREQ&lt;0&gt;</text:p>
          </table:table-cell>
          <table:table-cell office:value-type="string" office:string-value="nACKRREQ&lt;1&gt;" table:formula="=CONCATENATE(&quot;nACKRREQ&lt;&quot;;[.C$1];&quot;&gt;&quot;)">
            <text:p>nACKRREQ&lt;1&gt;</text:p>
          </table:table-cell>
          <table:table-cell office:value-type="string" office:string-value="nACKRREQ&lt;2&gt;" table:formula="=CONCATENATE(&quot;nACKRREQ&lt;&quot;;[.D$1];&quot;&gt;&quot;)">
            <text:p>nACKRREQ&lt;2&gt;</text:p>
          </table:table-cell>
          <table:table-cell office:value-type="string" office:string-value="nACKRREQ&lt;3&gt;" table:formula="=CONCATENATE(&quot;nACKRREQ&lt;&quot;;[.E$1];&quot;&gt;&quot;)">
            <text:p>nACKRREQ&lt;3&gt;</text:p>
          </table:table-cell>
          <table:table-cell office:value-type="string" office:string-value="nACKRREQ&lt;4&gt;" table:formula="=CONCATENATE(&quot;nACKRREQ&lt;&quot;;[.F$1];&quot;&gt;&quot;)">
            <text:p>nACKRREQ&lt;4&gt;</text:p>
          </table:table-cell>
          <table:table-cell office:value-type="string" office:string-value="nACKRREQ&lt;5&gt;" table:formula="=CONCATENATE(&quot;nACKRREQ&lt;&quot;;[.G$1];&quot;&gt;&quot;)">
            <text:p>nACKRREQ&lt;5&gt;</text:p>
          </table:table-cell>
          <table:table-cell office:value-type="string" office:string-value="nACKRREQ&lt;6&gt;" table:formula="=CONCATENATE(&quot;nACKRREQ&lt;&quot;;[.H$1];&quot;&gt;&quot;)">
            <text:p>nACKRREQ&lt;6&gt;</text:p>
          </table:table-cell>
          <table:table-cell office:value-type="string" office:string-value="nACKRREQ&lt;7&gt;" table:formula="=CONCATENATE(&quot;nACKRREQ&lt;&quot;;[.I$1];&quot;&gt;&quot;)">
            <text:p>nACKRREQ&lt;7&gt;</text:p>
          </table:table-cell>
          <table:table-cell table:number-columns-repeated="2"/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  <table:table-cell office:value-type="string" office:string-value="nACKCREQ&lt;4&gt;" table:formula="=&quot;nACKCREQ&lt;4&gt;&quot;">
            <text:p>nACKCREQ&lt;4&gt;</text:p>
          </table:table-cell>
        </table:table-row>
        <table:table-row table:style-name="ro1">
          <table:table-cell office:value-type="string" office:string-value="Cols">
            <text:p>Col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  <table:table-cell office:value-type="string" office:string-value="nACKCREQ&lt;5&gt;" table:formula="=&quot;nACKCREQ&lt;5&gt;&quot;">
            <text:p>nACKCREQ&lt;5&gt;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 office:string-value="CR0_ON&lt;0&gt;" table:formula="=CONCATENATE(&quot;CR&quot;;[.B$21];&quot;_ON&lt;&quot;;[.$A22];&quot;&gt;&quot;)">
            <text:p>CR0_ON&lt;0&gt;</text:p>
          </table:table-cell>
          <table:table-cell office:value-type="string" office:string-value="CR1_ON&lt;0&gt;" table:formula="=CONCATENATE(&quot;CR&quot;;[.C$21];&quot;_ON&lt;&quot;;[.$A22];&quot;&gt;&quot;)">
            <text:p>CR1_ON&lt;0&gt;</text:p>
          </table:table-cell>
          <table:table-cell office:value-type="string" office:string-value="CR2_ON&lt;0&gt;" table:formula="=CONCATENATE(&quot;CR&quot;;[.D$21];&quot;_ON&lt;&quot;;[.$A22];&quot;&gt;&quot;)">
            <text:p>CR2_ON&lt;0&gt;</text:p>
          </table:table-cell>
          <table:table-cell office:value-type="string" office:string-value="CR3_ON&lt;0&gt;" table:formula="=CONCATENATE(&quot;CR&quot;;[.E$21];&quot;_ON&lt;&quot;;[.$A22];&quot;&gt;&quot;)">
            <text:p>CR3_ON&lt;0&gt;</text:p>
          </table:table-cell>
          <table:table-cell office:value-type="string" office:string-value="CR4_ON&lt;0&gt;" table:formula="=CONCATENATE(&quot;CR&quot;;[.F$21];&quot;_ON&lt;&quot;;[.$A22];&quot;&gt;&quot;)">
            <text:p>CR4_ON&lt;0&gt;</text:p>
          </table:table-cell>
          <table:table-cell office:value-type="string" office:string-value="CR5_ON&lt;0&gt;" table:formula="=CONCATENATE(&quot;CR&quot;;[.G$21];&quot;_ON&lt;&quot;;[.$A22];&quot;&gt;&quot;)">
            <text:p>CR5_ON&lt;0&gt;</text:p>
          </table:table-cell>
          <table:table-cell office:value-type="string" office:string-value="CR6_ON&lt;0&gt;" table:formula="=CONCATENATE(&quot;CR&quot;;[.H$21];&quot;_ON&lt;&quot;;[.$A22];&quot;&gt;&quot;)">
            <text:p>CR6_ON&lt;0&gt;</text:p>
          </table:table-cell>
          <table:table-cell office:value-type="string" office:string-value="CR7_ON&lt;0&gt;" table:formula="=CONCATENATE(&quot;CR&quot;;[.I$21];&quot;_ON&lt;&quot;;[.$A22];&quot;&gt;&quot;)">
            <text:p>CR7_ON&lt;0&gt;</text:p>
          </table:table-cell>
          <table:table-cell table:number-columns-repeated="2"/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  <table:table-cell office:value-type="string" office:string-value="nACKCREQ&lt;6&gt;" table:formula="=&quot;nACKCREQ&lt;6&gt;&quot;">
            <text:p>nACKCREQ&lt;6&gt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 office:string-value="CR0_ON&lt;1&gt;" table:formula="=CONCATENATE(&quot;CR&quot;;[.B$21];&quot;_ON&lt;&quot;;[.$A23];&quot;&gt;&quot;)">
            <text:p>CR0_ON&lt;1&gt;</text:p>
          </table:table-cell>
          <table:table-cell office:value-type="string" office:string-value="CR1_ON&lt;1&gt;" table:formula="=CONCATENATE(&quot;CR&quot;;[.C$21];&quot;_ON&lt;&quot;;[.$A23];&quot;&gt;&quot;)">
            <text:p>CR1_ON&lt;1&gt;</text:p>
          </table:table-cell>
          <table:table-cell office:value-type="string" office:string-value="CR2_ON&lt;1&gt;" table:formula="=CONCATENATE(&quot;CR&quot;;[.D$21];&quot;_ON&lt;&quot;;[.$A23];&quot;&gt;&quot;)">
            <text:p>CR2_ON&lt;1&gt;</text:p>
          </table:table-cell>
          <table:table-cell office:value-type="string" office:string-value="CR3_ON&lt;1&gt;" table:formula="=CONCATENATE(&quot;CR&quot;;[.E$21];&quot;_ON&lt;&quot;;[.$A23];&quot;&gt;&quot;)">
            <text:p>CR3_ON&lt;1&gt;</text:p>
          </table:table-cell>
          <table:table-cell office:value-type="string" office:string-value="CR4_ON&lt;1&gt;" table:formula="=CONCATENATE(&quot;CR&quot;;[.F$21];&quot;_ON&lt;&quot;;[.$A23];&quot;&gt;&quot;)">
            <text:p>CR4_ON&lt;1&gt;</text:p>
          </table:table-cell>
          <table:table-cell office:value-type="string" office:string-value="CR5_ON&lt;1&gt;" table:formula="=CONCATENATE(&quot;CR&quot;;[.G$21];&quot;_ON&lt;&quot;;[.$A23];&quot;&gt;&quot;)">
            <text:p>CR5_ON&lt;1&gt;</text:p>
          </table:table-cell>
          <table:table-cell office:value-type="string" office:string-value="CR6_ON&lt;1&gt;" table:formula="=CONCATENATE(&quot;CR&quot;;[.H$21];&quot;_ON&lt;&quot;;[.$A23];&quot;&gt;&quot;)">
            <text:p>CR6_ON&lt;1&gt;</text:p>
          </table:table-cell>
          <table:table-cell office:value-type="string" office:string-value="CR7_ON&lt;1&gt;" table:formula="=CONCATENATE(&quot;CR&quot;;[.I$21];&quot;_ON&lt;&quot;;[.$A23];&quot;&gt;&quot;)">
            <text:p>CR7_ON&lt;1&gt;</text:p>
          </table:table-cell>
          <table:table-cell table:number-columns-repeated="2"/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  <table:table-cell office:value-type="string" office:string-value="nACKCREQ&lt;7&gt;" table:formula="=&quot;nACKCREQ&lt;7&gt;&quot;">
            <text:p>nACKCREQ&lt;7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 office:string-value="CR0_ON&lt;2&gt;" table:formula="=CONCATENATE(&quot;CR&quot;;[.B$21];&quot;_ON&lt;&quot;;[.$A24];&quot;&gt;&quot;)">
            <text:p>CR0_ON&lt;2&gt;</text:p>
          </table:table-cell>
          <table:table-cell office:value-type="string" office:string-value="CR1_ON&lt;2&gt;" table:formula="=CONCATENATE(&quot;CR&quot;;[.C$21];&quot;_ON&lt;&quot;;[.$A24];&quot;&gt;&quot;)">
            <text:p>CR1_ON&lt;2&gt;</text:p>
          </table:table-cell>
          <table:table-cell office:value-type="string" office:string-value="CR2_ON&lt;2&gt;" table:formula="=CONCATENATE(&quot;CR&quot;;[.D$21];&quot;_ON&lt;&quot;;[.$A24];&quot;&gt;&quot;)">
            <text:p>CR2_ON&lt;2&gt;</text:p>
          </table:table-cell>
          <table:table-cell office:value-type="string" office:string-value="CR3_ON&lt;2&gt;" table:formula="=CONCATENATE(&quot;CR&quot;;[.E$21];&quot;_ON&lt;&quot;;[.$A24];&quot;&gt;&quot;)">
            <text:p>CR3_ON&lt;2&gt;</text:p>
          </table:table-cell>
          <table:table-cell office:value-type="string" office:string-value="CR4_ON&lt;2&gt;" table:formula="=CONCATENATE(&quot;CR&quot;;[.F$21];&quot;_ON&lt;&quot;;[.$A24];&quot;&gt;&quot;)">
            <text:p>CR4_ON&lt;2&gt;</text:p>
          </table:table-cell>
          <table:table-cell office:value-type="string" office:string-value="CR5_ON&lt;2&gt;" table:formula="=CONCATENATE(&quot;CR&quot;;[.G$21];&quot;_ON&lt;&quot;;[.$A24];&quot;&gt;&quot;)">
            <text:p>CR5_ON&lt;2&gt;</text:p>
          </table:table-cell>
          <table:table-cell office:value-type="string" office:string-value="CR6_ON&lt;2&gt;" table:formula="=CONCATENATE(&quot;CR&quot;;[.H$21];&quot;_ON&lt;&quot;;[.$A24];&quot;&gt;&quot;)">
            <text:p>CR6_ON&lt;2&gt;</text:p>
          </table:table-cell>
          <table:table-cell office:value-type="string" office:string-value="CR7_ON&lt;2&gt;" table:formula="=CONCATENATE(&quot;CR&quot;;[.I$21];&quot;_ON&lt;&quot;;[.$A24];&quot;&gt;&quot;)">
            <text:p>CR7_ON&lt;2&gt;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 office:string-value="CR0_ON&lt;3&gt;" table:formula="=CONCATENATE(&quot;CR&quot;;[.B$21];&quot;_ON&lt;&quot;;[.$A25];&quot;&gt;&quot;)">
            <text:p>CR0_ON&lt;3&gt;</text:p>
          </table:table-cell>
          <table:table-cell office:value-type="string" office:string-value="CR1_ON&lt;3&gt;" table:formula="=CONCATENATE(&quot;CR&quot;;[.C$21];&quot;_ON&lt;&quot;;[.$A25];&quot;&gt;&quot;)">
            <text:p>CR1_ON&lt;3&gt;</text:p>
          </table:table-cell>
          <table:table-cell office:value-type="string" office:string-value="CR2_ON&lt;3&gt;" table:formula="=CONCATENATE(&quot;CR&quot;;[.D$21];&quot;_ON&lt;&quot;;[.$A25];&quot;&gt;&quot;)">
            <text:p>CR2_ON&lt;3&gt;</text:p>
          </table:table-cell>
          <table:table-cell office:value-type="string" office:string-value="CR3_ON&lt;3&gt;" table:formula="=CONCATENATE(&quot;CR&quot;;[.E$21];&quot;_ON&lt;&quot;;[.$A25];&quot;&gt;&quot;)">
            <text:p>CR3_ON&lt;3&gt;</text:p>
          </table:table-cell>
          <table:table-cell office:value-type="string" office:string-value="CR4_ON&lt;3&gt;" table:formula="=CONCATENATE(&quot;CR&quot;;[.F$21];&quot;_ON&lt;&quot;;[.$A25];&quot;&gt;&quot;)">
            <text:p>CR4_ON&lt;3&gt;</text:p>
          </table:table-cell>
          <table:table-cell office:value-type="string" office:string-value="CR5_ON&lt;3&gt;" table:formula="=CONCATENATE(&quot;CR&quot;;[.G$21];&quot;_ON&lt;&quot;;[.$A25];&quot;&gt;&quot;)">
            <text:p>CR5_ON&lt;3&gt;</text:p>
          </table:table-cell>
          <table:table-cell office:value-type="string" office:string-value="CR6_ON&lt;3&gt;" table:formula="=CONCATENATE(&quot;CR&quot;;[.H$21];&quot;_ON&lt;&quot;;[.$A25];&quot;&gt;&quot;)">
            <text:p>CR6_ON&lt;3&gt;</text:p>
          </table:table-cell>
          <table:table-cell office:value-type="string" office:string-value="CR7_ON&lt;3&gt;" table:formula="=CONCATENATE(&quot;CR&quot;;[.I$21];&quot;_ON&lt;&quot;;[.$A25];&quot;&gt;&quot;)">
            <text:p>CR7_ON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 office:string-value="CR0_ON&lt;4&gt;" table:formula="=CONCATENATE(&quot;CR&quot;;[.B$21];&quot;_ON&lt;&quot;;[.$A26];&quot;&gt;&quot;)">
            <text:p>CR0_ON&lt;4&gt;</text:p>
          </table:table-cell>
          <table:table-cell office:value-type="string" office:string-value="CR1_ON&lt;4&gt;" table:formula="=CONCATENATE(&quot;CR&quot;;[.C$21];&quot;_ON&lt;&quot;;[.$A26];&quot;&gt;&quot;)">
            <text:p>CR1_ON&lt;4&gt;</text:p>
          </table:table-cell>
          <table:table-cell office:value-type="string" office:string-value="CR2_ON&lt;4&gt;" table:formula="=CONCATENATE(&quot;CR&quot;;[.D$21];&quot;_ON&lt;&quot;;[.$A26];&quot;&gt;&quot;)">
            <text:p>CR2_ON&lt;4&gt;</text:p>
          </table:table-cell>
          <table:table-cell office:value-type="string" office:string-value="CR3_ON&lt;4&gt;" table:formula="=CONCATENATE(&quot;CR&quot;;[.E$21];&quot;_ON&lt;&quot;;[.$A26];&quot;&gt;&quot;)">
            <text:p>CR3_ON&lt;4&gt;</text:p>
          </table:table-cell>
          <table:table-cell office:value-type="string" office:string-value="CR4_ON&lt;4&gt;" table:formula="=CONCATENATE(&quot;CR&quot;;[.F$21];&quot;_ON&lt;&quot;;[.$A26];&quot;&gt;&quot;)">
            <text:p>CR4_ON&lt;4&gt;</text:p>
          </table:table-cell>
          <table:table-cell office:value-type="string" office:string-value="CR5_ON&lt;4&gt;" table:formula="=CONCATENATE(&quot;CR&quot;;[.G$21];&quot;_ON&lt;&quot;;[.$A26];&quot;&gt;&quot;)">
            <text:p>CR5_ON&lt;4&gt;</text:p>
          </table:table-cell>
          <table:table-cell office:value-type="string" office:string-value="CR6_ON&lt;4&gt;" table:formula="=CONCATENATE(&quot;CR&quot;;[.H$21];&quot;_ON&lt;&quot;;[.$A26];&quot;&gt;&quot;)">
            <text:p>CR6_ON&lt;4&gt;</text:p>
          </table:table-cell>
          <table:table-cell office:value-type="string" office:string-value="CR7_ON&lt;4&gt;" table:formula="=CONCATENATE(&quot;CR&quot;;[.I$21];&quot;_ON&lt;&quot;;[.$A26];&quot;&gt;&quot;)">
            <text:p>CR7_ON&lt;4&gt;</text:p>
          </table:table-cell>
          <table:table-cell table:number-columns-repeated="2"/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  <table:table-cell office:value-type="string" office:string-value="nACKCREQ&lt;0&gt;" table:style-name="ce2" table:formula="=&quot;nACKCREQ&lt;0&gt;&quot;">
            <text:p>nACKCREQ&lt;0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 office:string-value="CR0_ON&lt;5&gt;" table:formula="=CONCATENATE(&quot;CR&quot;;[.B$21];&quot;_ON&lt;&quot;;[.$A27];&quot;&gt;&quot;)">
            <text:p>CR0_ON&lt;5&gt;</text:p>
          </table:table-cell>
          <table:table-cell office:value-type="string" office:string-value="CR1_ON&lt;5&gt;" table:formula="=CONCATENATE(&quot;CR&quot;;[.C$21];&quot;_ON&lt;&quot;;[.$A27];&quot;&gt;&quot;)">
            <text:p>CR1_ON&lt;5&gt;</text:p>
          </table:table-cell>
          <table:table-cell office:value-type="string" office:string-value="CR2_ON&lt;5&gt;" table:formula="=CONCATENATE(&quot;CR&quot;;[.D$21];&quot;_ON&lt;&quot;;[.$A27];&quot;&gt;&quot;)">
            <text:p>CR2_ON&lt;5&gt;</text:p>
          </table:table-cell>
          <table:table-cell office:value-type="string" office:string-value="CR3_ON&lt;5&gt;" table:formula="=CONCATENATE(&quot;CR&quot;;[.E$21];&quot;_ON&lt;&quot;;[.$A27];&quot;&gt;&quot;)">
            <text:p>CR3_ON&lt;5&gt;</text:p>
          </table:table-cell>
          <table:table-cell office:value-type="string" office:string-value="CR4_ON&lt;5&gt;" table:formula="=CONCATENATE(&quot;CR&quot;;[.F$21];&quot;_ON&lt;&quot;;[.$A27];&quot;&gt;&quot;)">
            <text:p>CR4_ON&lt;5&gt;</text:p>
          </table:table-cell>
          <table:table-cell office:value-type="string" office:string-value="CR5_ON&lt;5&gt;" table:formula="=CONCATENATE(&quot;CR&quot;;[.G$21];&quot;_ON&lt;&quot;;[.$A27];&quot;&gt;&quot;)">
            <text:p>CR5_ON&lt;5&gt;</text:p>
          </table:table-cell>
          <table:table-cell office:value-type="string" office:string-value="CR6_ON&lt;5&gt;" table:formula="=CONCATENATE(&quot;CR&quot;;[.H$21];&quot;_ON&lt;&quot;;[.$A27];&quot;&gt;&quot;)">
            <text:p>CR6_ON&lt;5&gt;</text:p>
          </table:table-cell>
          <table:table-cell office:value-type="string" office:string-value="CR7_ON&lt;5&gt;" table:formula="=CONCATENATE(&quot;CR&quot;;[.I$21];&quot;_ON&lt;&quot;;[.$A27];&quot;&gt;&quot;)">
            <text:p>CR7_ON&lt;5&gt;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 office:string-value="CR0_ON&lt;6&gt;" table:formula="=CONCATENATE(&quot;CR&quot;;[.B$21];&quot;_ON&lt;&quot;;[.$A28];&quot;&gt;&quot;)">
            <text:p>CR0_ON&lt;6&gt;</text:p>
          </table:table-cell>
          <table:table-cell office:value-type="string" office:string-value="CR1_ON&lt;6&gt;" table:formula="=CONCATENATE(&quot;CR&quot;;[.C$21];&quot;_ON&lt;&quot;;[.$A28];&quot;&gt;&quot;)">
            <text:p>CR1_ON&lt;6&gt;</text:p>
          </table:table-cell>
          <table:table-cell office:value-type="string" office:string-value="CR2_ON&lt;6&gt;" table:formula="=CONCATENATE(&quot;CR&quot;;[.D$21];&quot;_ON&lt;&quot;;[.$A28];&quot;&gt;&quot;)">
            <text:p>CR2_ON&lt;6&gt;</text:p>
          </table:table-cell>
          <table:table-cell office:value-type="string" office:string-value="CR3_ON&lt;6&gt;" table:formula="=CONCATENATE(&quot;CR&quot;;[.E$21];&quot;_ON&lt;&quot;;[.$A28];&quot;&gt;&quot;)">
            <text:p>CR3_ON&lt;6&gt;</text:p>
          </table:table-cell>
          <table:table-cell office:value-type="string" office:string-value="CR4_ON&lt;6&gt;" table:formula="=CONCATENATE(&quot;CR&quot;;[.F$21];&quot;_ON&lt;&quot;;[.$A28];&quot;&gt;&quot;)">
            <text:p>CR4_ON&lt;6&gt;</text:p>
          </table:table-cell>
          <table:table-cell office:value-type="string" office:string-value="CR5_ON&lt;6&gt;" table:formula="=CONCATENATE(&quot;CR&quot;;[.G$21];&quot;_ON&lt;&quot;;[.$A28];&quot;&gt;&quot;)">
            <text:p>CR5_ON&lt;6&gt;</text:p>
          </table:table-cell>
          <table:table-cell office:value-type="string" office:string-value="CR6_ON&lt;6&gt;" table:formula="=CONCATENATE(&quot;CR&quot;;[.H$21];&quot;_ON&lt;&quot;;[.$A28];&quot;&gt;&quot;)">
            <text:p>CR6_ON&lt;6&gt;</text:p>
          </table:table-cell>
          <table:table-cell office:value-type="string" office:string-value="CR7_ON&lt;6&gt;" table:formula="=CONCATENATE(&quot;CR&quot;;[.I$21];&quot;_ON&lt;&quot;;[.$A28];&quot;&gt;&quot;)">
            <text:p>CR7_ON&lt;6&gt;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string" office:string-value="CR0_ON&lt;7&gt;" table:formula="=CONCATENATE(&quot;CR&quot;;[.B$21];&quot;_ON&lt;&quot;;[.$A29];&quot;&gt;&quot;)">
            <text:p>CR0_ON&lt;7&gt;</text:p>
          </table:table-cell>
          <table:table-cell office:value-type="string" office:string-value="CR1_ON&lt;7&gt;" table:formula="=CONCATENATE(&quot;CR&quot;;[.C$21];&quot;_ON&lt;&quot;;[.$A29];&quot;&gt;&quot;)">
            <text:p>CR1_ON&lt;7&gt;</text:p>
          </table:table-cell>
          <table:table-cell office:value-type="string" office:string-value="CR2_ON&lt;7&gt;" table:formula="=CONCATENATE(&quot;CR&quot;;[.D$21];&quot;_ON&lt;&quot;;[.$A29];&quot;&gt;&quot;)">
            <text:p>CR2_ON&lt;7&gt;</text:p>
          </table:table-cell>
          <table:table-cell office:value-type="string" office:string-value="CR3_ON&lt;7&gt;" table:formula="=CONCATENATE(&quot;CR&quot;;[.E$21];&quot;_ON&lt;&quot;;[.$A29];&quot;&gt;&quot;)">
            <text:p>CR3_ON&lt;7&gt;</text:p>
          </table:table-cell>
          <table:table-cell office:value-type="string" office:string-value="CR4_ON&lt;7&gt;" table:formula="=CONCATENATE(&quot;CR&quot;;[.F$21];&quot;_ON&lt;&quot;;[.$A29];&quot;&gt;&quot;)">
            <text:p>CR4_ON&lt;7&gt;</text:p>
          </table:table-cell>
          <table:table-cell office:value-type="string" office:string-value="CR5_ON&lt;7&gt;" table:formula="=CONCATENATE(&quot;CR&quot;;[.G$21];&quot;_ON&lt;&quot;;[.$A29];&quot;&gt;&quot;)">
            <text:p>CR5_ON&lt;7&gt;</text:p>
          </table:table-cell>
          <table:table-cell office:value-type="string" office:string-value="CR6_ON&lt;7&gt;" table:formula="=CONCATENATE(&quot;CR&quot;;[.H$21];&quot;_ON&lt;&quot;;[.$A29];&quot;&gt;&quot;)">
            <text:p>CR6_ON&lt;7&gt;</text:p>
          </table:table-cell>
          <table:table-cell office:value-type="string" office:string-value="CR7_ON&lt;7&gt;" table:formula="=CONCATENATE(&quot;CR&quot;;[.I$21];&quot;_ON&lt;&quot;;[.$A29];&quot;&gt;&quot;)">
            <text:p>CR7_ON&lt;7&gt;</text:p>
          </table:table-cell>
          <table:table-cell table:number-columns-repeated="10"/>
        </table:table-row>
        <table:table-row table:style-name="ro1">
          <table:table-cell/>
          <table:table-cell office:value-type="string" office:string-value="CR0_ON&lt;7:0&gt;" table:formula="=CONCATENATE(&quot;CR&quot;;[.B$21];&quot;_ON&lt;&quot;;&quot;7:0&gt;&quot;)">
            <text:p>CR0_ON&lt;7:0&gt;</text:p>
          </table:table-cell>
          <table:table-cell office:value-type="string" office:string-value="CR1_ON&lt;7:0&gt;" table:formula="=CONCATENATE(&quot;CR&quot;;[.C$21];&quot;_ON&lt;&quot;;&quot;7:0&gt;&quot;)">
            <text:p>CR1_ON&lt;7:0&gt;</text:p>
          </table:table-cell>
          <table:table-cell office:value-type="string" office:string-value="CR2_ON&lt;7:0&gt;" table:formula="=CONCATENATE(&quot;CR&quot;;[.D$21];&quot;_ON&lt;&quot;;&quot;7:0&gt;&quot;)">
            <text:p>CR2_ON&lt;7:0&gt;</text:p>
          </table:table-cell>
          <table:table-cell office:value-type="string" office:string-value="CR3_ON&lt;7:0&gt;" table:formula="=CONCATENATE(&quot;CR&quot;;[.E$21];&quot;_ON&lt;&quot;;&quot;7:0&gt;&quot;)">
            <text:p>CR3_ON&lt;7:0&gt;</text:p>
          </table:table-cell>
          <table:table-cell office:value-type="string" office:string-value="CR4_ON&lt;7:0&gt;" table:formula="=CONCATENATE(&quot;CR&quot;;[.F$21];&quot;_ON&lt;&quot;;&quot;7:0&gt;&quot;)">
            <text:p>CR4_ON&lt;7:0&gt;</text:p>
          </table:table-cell>
          <table:table-cell office:value-type="string" office:string-value="CR5_ON&lt;7:0&gt;" table:formula="=CONCATENATE(&quot;CR&quot;;[.G$21];&quot;_ON&lt;&quot;;&quot;7:0&gt;&quot;)">
            <text:p>CR5_ON&lt;7:0&gt;</text:p>
          </table:table-cell>
          <table:table-cell office:value-type="string" office:string-value="CR6_ON&lt;7:0&gt;" table:formula="=CONCATENATE(&quot;CR&quot;;[.H$21];&quot;_ON&lt;&quot;;&quot;7:0&gt;&quot;)">
            <text:p>CR6_ON&lt;7:0&gt;</text:p>
          </table:table-cell>
          <table:table-cell office:value-type="string" office:string-value="CR7_ON&lt;7:0&gt;" table:formula="=CONCATENATE(&quot;CR&quot;;[.I$21];&quot;_ON&lt;&quot;;&quot;7:0&gt;&quot;)">
            <text:p>CR7_ON&lt;7:0&gt;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office:value-type="string" office:string-value="CR0_OFF&lt;0&gt;" table:formula="=CONCATENATE(&quot;CR&quot;;[.B$21];&quot;_OFF&lt;&quot;;[.$A32];&quot;&gt;&quot;)">
            <text:p>CR0_OFF&lt;0&gt;</text:p>
          </table:table-cell>
          <table:table-cell office:value-type="string" office:string-value="CR1_OFF&lt;0&gt;" table:formula="=CONCATENATE(&quot;CR&quot;;[.C$21];&quot;_OFF&lt;&quot;;[.$A32];&quot;&gt;&quot;)">
            <text:p>CR1_OFF&lt;0&gt;</text:p>
          </table:table-cell>
          <table:table-cell office:value-type="string" office:string-value="CR2_OFF&lt;0&gt;" table:formula="=CONCATENATE(&quot;CR&quot;;[.D$21];&quot;_OFF&lt;&quot;;[.$A32];&quot;&gt;&quot;)">
            <text:p>CR2_OFF&lt;0&gt;</text:p>
          </table:table-cell>
          <table:table-cell office:value-type="string" office:string-value="CR3_OFF&lt;0&gt;" table:formula="=CONCATENATE(&quot;CR&quot;;[.E$21];&quot;_OFF&lt;&quot;;[.$A32];&quot;&gt;&quot;)">
            <text:p>CR3_OFF&lt;0&gt;</text:p>
          </table:table-cell>
          <table:table-cell office:value-type="string" office:string-value="CR4_OFF&lt;0&gt;" table:formula="=CONCATENATE(&quot;CR&quot;;[.F$21];&quot;_OFF&lt;&quot;;[.$A32];&quot;&gt;&quot;)">
            <text:p>CR4_OFF&lt;0&gt;</text:p>
          </table:table-cell>
          <table:table-cell office:value-type="string" office:string-value="CR5_OFF&lt;0&gt;" table:formula="=CONCATENATE(&quot;CR&quot;;[.G$21];&quot;_OFF&lt;&quot;;[.$A32];&quot;&gt;&quot;)">
            <text:p>CR5_OFF&lt;0&gt;</text:p>
          </table:table-cell>
          <table:table-cell office:value-type="string" office:string-value="CR6_OFF&lt;0&gt;" table:formula="=CONCATENATE(&quot;CR&quot;;[.H$21];&quot;_OFF&lt;&quot;;[.$A32];&quot;&gt;&quot;)">
            <text:p>CR6_OFF&lt;0&gt;</text:p>
          </table:table-cell>
          <table:table-cell office:value-type="string" office:string-value="CR7_OFF&lt;0&gt;" table:formula="=CONCATENATE(&quot;CR&quot;;[.I$21];&quot;_OFF&lt;&quot;;[.$A32];&quot;&gt;&quot;)">
            <text:p>CR7_OFF&lt;0&gt;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 office:string-value="CR0_OFF&lt;1&gt;" table:formula="=CONCATENATE(&quot;CR&quot;;[.B$21];&quot;_OFF&lt;&quot;;[.$A33];&quot;&gt;&quot;)">
            <text:p>CR0_OFF&lt;1&gt;</text:p>
          </table:table-cell>
          <table:table-cell office:value-type="string" office:string-value="CR1_OFF&lt;1&gt;" table:formula="=CONCATENATE(&quot;CR&quot;;[.C$21];&quot;_OFF&lt;&quot;;[.$A33];&quot;&gt;&quot;)">
            <text:p>CR1_OFF&lt;1&gt;</text:p>
          </table:table-cell>
          <table:table-cell office:value-type="string" office:string-value="CR2_OFF&lt;1&gt;" table:formula="=CONCATENATE(&quot;CR&quot;;[.D$21];&quot;_OFF&lt;&quot;;[.$A33];&quot;&gt;&quot;)">
            <text:p>CR2_OFF&lt;1&gt;</text:p>
          </table:table-cell>
          <table:table-cell office:value-type="string" office:string-value="CR3_OFF&lt;1&gt;" table:formula="=CONCATENATE(&quot;CR&quot;;[.E$21];&quot;_OFF&lt;&quot;;[.$A33];&quot;&gt;&quot;)">
            <text:p>CR3_OFF&lt;1&gt;</text:p>
          </table:table-cell>
          <table:table-cell office:value-type="string" office:string-value="CR4_OFF&lt;1&gt;" table:formula="=CONCATENATE(&quot;CR&quot;;[.F$21];&quot;_OFF&lt;&quot;;[.$A33];&quot;&gt;&quot;)">
            <text:p>CR4_OFF&lt;1&gt;</text:p>
          </table:table-cell>
          <table:table-cell office:value-type="string" office:string-value="CR5_OFF&lt;1&gt;" table:formula="=CONCATENATE(&quot;CR&quot;;[.G$21];&quot;_OFF&lt;&quot;;[.$A33];&quot;&gt;&quot;)">
            <text:p>CR5_OFF&lt;1&gt;</text:p>
          </table:table-cell>
          <table:table-cell office:value-type="string" office:string-value="CR6_OFF&lt;1&gt;" table:formula="=CONCATENATE(&quot;CR&quot;;[.H$21];&quot;_OFF&lt;&quot;;[.$A33];&quot;&gt;&quot;)">
            <text:p>CR6_OFF&lt;1&gt;</text:p>
          </table:table-cell>
          <table:table-cell office:value-type="string" office:string-value="CR7_OFF&lt;1&gt;" table:formula="=CONCATENATE(&quot;CR&quot;;[.I$21];&quot;_OFF&lt;&quot;;[.$A33];&quot;&gt;&quot;)">
            <text:p>CR7_OFF&lt;1&gt;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 office:string-value="CR0_OFF&lt;2&gt;" table:formula="=CONCATENATE(&quot;CR&quot;;[.B$21];&quot;_OFF&lt;&quot;;[.$A34];&quot;&gt;&quot;)">
            <text:p>CR0_OFF&lt;2&gt;</text:p>
          </table:table-cell>
          <table:table-cell office:value-type="string" office:string-value="CR1_OFF&lt;2&gt;" table:formula="=CONCATENATE(&quot;CR&quot;;[.C$21];&quot;_OFF&lt;&quot;;[.$A34];&quot;&gt;&quot;)">
            <text:p>CR1_OFF&lt;2&gt;</text:p>
          </table:table-cell>
          <table:table-cell office:value-type="string" office:string-value="CR2_OFF&lt;2&gt;" table:formula="=CONCATENATE(&quot;CR&quot;;[.D$21];&quot;_OFF&lt;&quot;;[.$A34];&quot;&gt;&quot;)">
            <text:p>CR2_OFF&lt;2&gt;</text:p>
          </table:table-cell>
          <table:table-cell office:value-type="string" office:string-value="CR3_OFF&lt;2&gt;" table:formula="=CONCATENATE(&quot;CR&quot;;[.E$21];&quot;_OFF&lt;&quot;;[.$A34];&quot;&gt;&quot;)">
            <text:p>CR3_OFF&lt;2&gt;</text:p>
          </table:table-cell>
          <table:table-cell office:value-type="string" office:string-value="CR4_OFF&lt;2&gt;" table:formula="=CONCATENATE(&quot;CR&quot;;[.F$21];&quot;_OFF&lt;&quot;;[.$A34];&quot;&gt;&quot;)">
            <text:p>CR4_OFF&lt;2&gt;</text:p>
          </table:table-cell>
          <table:table-cell office:value-type="string" office:string-value="CR5_OFF&lt;2&gt;" table:formula="=CONCATENATE(&quot;CR&quot;;[.G$21];&quot;_OFF&lt;&quot;;[.$A34];&quot;&gt;&quot;)">
            <text:p>CR5_OFF&lt;2&gt;</text:p>
          </table:table-cell>
          <table:table-cell office:value-type="string" office:string-value="CR6_OFF&lt;2&gt;" table:formula="=CONCATENATE(&quot;CR&quot;;[.H$21];&quot;_OFF&lt;&quot;;[.$A34];&quot;&gt;&quot;)">
            <text:p>CR6_OFF&lt;2&gt;</text:p>
          </table:table-cell>
          <table:table-cell office:value-type="string" office:string-value="CR7_OFF&lt;2&gt;" table:formula="=CONCATENATE(&quot;CR&quot;;[.I$21];&quot;_OFF&lt;&quot;;[.$A34];&quot;&gt;&quot;)">
            <text:p>CR7_OFF&lt;2&gt;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 office:string-value="CR0_OFF&lt;3&gt;" table:formula="=CONCATENATE(&quot;CR&quot;;[.B$21];&quot;_OFF&lt;&quot;;[.$A35];&quot;&gt;&quot;)">
            <text:p>CR0_OFF&lt;3&gt;</text:p>
          </table:table-cell>
          <table:table-cell office:value-type="string" office:string-value="CR1_OFF&lt;3&gt;" table:formula="=CONCATENATE(&quot;CR&quot;;[.C$21];&quot;_OFF&lt;&quot;;[.$A35];&quot;&gt;&quot;)">
            <text:p>CR1_OFF&lt;3&gt;</text:p>
          </table:table-cell>
          <table:table-cell office:value-type="string" office:string-value="CR2_OFF&lt;3&gt;" table:formula="=CONCATENATE(&quot;CR&quot;;[.D$21];&quot;_OFF&lt;&quot;;[.$A35];&quot;&gt;&quot;)">
            <text:p>CR2_OFF&lt;3&gt;</text:p>
          </table:table-cell>
          <table:table-cell office:value-type="string" office:string-value="CR3_OFF&lt;3&gt;" table:formula="=CONCATENATE(&quot;CR&quot;;[.E$21];&quot;_OFF&lt;&quot;;[.$A35];&quot;&gt;&quot;)">
            <text:p>CR3_OFF&lt;3&gt;</text:p>
          </table:table-cell>
          <table:table-cell office:value-type="string" office:string-value="CR4_OFF&lt;3&gt;" table:formula="=CONCATENATE(&quot;CR&quot;;[.F$21];&quot;_OFF&lt;&quot;;[.$A35];&quot;&gt;&quot;)">
            <text:p>CR4_OFF&lt;3&gt;</text:p>
          </table:table-cell>
          <table:table-cell office:value-type="string" office:string-value="CR5_OFF&lt;3&gt;" table:formula="=CONCATENATE(&quot;CR&quot;;[.G$21];&quot;_OFF&lt;&quot;;[.$A35];&quot;&gt;&quot;)">
            <text:p>CR5_OFF&lt;3&gt;</text:p>
          </table:table-cell>
          <table:table-cell office:value-type="string" office:string-value="CR6_OFF&lt;3&gt;" table:formula="=CONCATENATE(&quot;CR&quot;;[.H$21];&quot;_OFF&lt;&quot;;[.$A35];&quot;&gt;&quot;)">
            <text:p>CR6_OFF&lt;3&gt;</text:p>
          </table:table-cell>
          <table:table-cell office:value-type="string" office:string-value="CR7_OFF&lt;3&gt;" table:formula="=CONCATENATE(&quot;CR&quot;;[.I$21];&quot;_OFF&lt;&quot;;[.$A35];&quot;&gt;&quot;)">
            <text:p>CR7_OFF&lt;3&gt;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 office:string-value="CR0_OFF&lt;4&gt;" table:formula="=CONCATENATE(&quot;CR&quot;;[.B$21];&quot;_OFF&lt;&quot;;[.$A36];&quot;&gt;&quot;)">
            <text:p>CR0_OFF&lt;4&gt;</text:p>
          </table:table-cell>
          <table:table-cell office:value-type="string" office:string-value="CR1_OFF&lt;4&gt;" table:formula="=CONCATENATE(&quot;CR&quot;;[.C$21];&quot;_OFF&lt;&quot;;[.$A36];&quot;&gt;&quot;)">
            <text:p>CR1_OFF&lt;4&gt;</text:p>
          </table:table-cell>
          <table:table-cell office:value-type="string" office:string-value="CR2_OFF&lt;4&gt;" table:formula="=CONCATENATE(&quot;CR&quot;;[.D$21];&quot;_OFF&lt;&quot;;[.$A36];&quot;&gt;&quot;)">
            <text:p>CR2_OFF&lt;4&gt;</text:p>
          </table:table-cell>
          <table:table-cell office:value-type="string" office:string-value="CR3_OFF&lt;4&gt;" table:formula="=CONCATENATE(&quot;CR&quot;;[.E$21];&quot;_OFF&lt;&quot;;[.$A36];&quot;&gt;&quot;)">
            <text:p>CR3_OFF&lt;4&gt;</text:p>
          </table:table-cell>
          <table:table-cell office:value-type="string" office:string-value="CR4_OFF&lt;4&gt;" table:formula="=CONCATENATE(&quot;CR&quot;;[.F$21];&quot;_OFF&lt;&quot;;[.$A36];&quot;&gt;&quot;)">
            <text:p>CR4_OFF&lt;4&gt;</text:p>
          </table:table-cell>
          <table:table-cell office:value-type="string" office:string-value="CR5_OFF&lt;4&gt;" table:formula="=CONCATENATE(&quot;CR&quot;;[.G$21];&quot;_OFF&lt;&quot;;[.$A36];&quot;&gt;&quot;)">
            <text:p>CR5_OFF&lt;4&gt;</text:p>
          </table:table-cell>
          <table:table-cell office:value-type="string" office:string-value="CR6_OFF&lt;4&gt;" table:formula="=CONCATENATE(&quot;CR&quot;;[.H$21];&quot;_OFF&lt;&quot;;[.$A36];&quot;&gt;&quot;)">
            <text:p>CR6_OFF&lt;4&gt;</text:p>
          </table:table-cell>
          <table:table-cell office:value-type="string" office:string-value="CR7_OFF&lt;4&gt;" table:formula="=CONCATENATE(&quot;CR&quot;;[.I$21];&quot;_OFF&lt;&quot;;[.$A36];&quot;&gt;&quot;)">
            <text:p>CR7_OFF&lt;4&gt;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 office:string-value="CR0_OFF&lt;5&gt;" table:formula="=CONCATENATE(&quot;CR&quot;;[.B$21];&quot;_OFF&lt;&quot;;[.$A37];&quot;&gt;&quot;)">
            <text:p>CR0_OFF&lt;5&gt;</text:p>
          </table:table-cell>
          <table:table-cell office:value-type="string" office:string-value="CR1_OFF&lt;5&gt;" table:formula="=CONCATENATE(&quot;CR&quot;;[.C$21];&quot;_OFF&lt;&quot;;[.$A37];&quot;&gt;&quot;)">
            <text:p>CR1_OFF&lt;5&gt;</text:p>
          </table:table-cell>
          <table:table-cell office:value-type="string" office:string-value="CR2_OFF&lt;5&gt;" table:formula="=CONCATENATE(&quot;CR&quot;;[.D$21];&quot;_OFF&lt;&quot;;[.$A37];&quot;&gt;&quot;)">
            <text:p>CR2_OFF&lt;5&gt;</text:p>
          </table:table-cell>
          <table:table-cell office:value-type="string" office:string-value="CR3_OFF&lt;5&gt;" table:formula="=CONCATENATE(&quot;CR&quot;;[.E$21];&quot;_OFF&lt;&quot;;[.$A37];&quot;&gt;&quot;)">
            <text:p>CR3_OFF&lt;5&gt;</text:p>
          </table:table-cell>
          <table:table-cell office:value-type="string" office:string-value="CR4_OFF&lt;5&gt;" table:formula="=CONCATENATE(&quot;CR&quot;;[.F$21];&quot;_OFF&lt;&quot;;[.$A37];&quot;&gt;&quot;)">
            <text:p>CR4_OFF&lt;5&gt;</text:p>
          </table:table-cell>
          <table:table-cell office:value-type="string" office:string-value="CR5_OFF&lt;5&gt;" table:formula="=CONCATENATE(&quot;CR&quot;;[.G$21];&quot;_OFF&lt;&quot;;[.$A37];&quot;&gt;&quot;)">
            <text:p>CR5_OFF&lt;5&gt;</text:p>
          </table:table-cell>
          <table:table-cell office:value-type="string" office:string-value="CR6_OFF&lt;5&gt;" table:formula="=CONCATENATE(&quot;CR&quot;;[.H$21];&quot;_OFF&lt;&quot;;[.$A37];&quot;&gt;&quot;)">
            <text:p>CR6_OFF&lt;5&gt;</text:p>
          </table:table-cell>
          <table:table-cell office:value-type="string" office:string-value="CR7_OFF&lt;5&gt;" table:formula="=CONCATENATE(&quot;CR&quot;;[.I$21];&quot;_OFF&lt;&quot;;[.$A37];&quot;&gt;&quot;)">
            <text:p>CR7_OFF&lt;5&gt;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 office:string-value="CR0_OFF&lt;6&gt;" table:formula="=CONCATENATE(&quot;CR&quot;;[.B$21];&quot;_OFF&lt;&quot;;[.$A38];&quot;&gt;&quot;)">
            <text:p>CR0_OFF&lt;6&gt;</text:p>
          </table:table-cell>
          <table:table-cell office:value-type="string" office:string-value="CR1_OFF&lt;6&gt;" table:formula="=CONCATENATE(&quot;CR&quot;;[.C$21];&quot;_OFF&lt;&quot;;[.$A38];&quot;&gt;&quot;)">
            <text:p>CR1_OFF&lt;6&gt;</text:p>
          </table:table-cell>
          <table:table-cell office:value-type="string" office:string-value="CR2_OFF&lt;6&gt;" table:formula="=CONCATENATE(&quot;CR&quot;;[.D$21];&quot;_OFF&lt;&quot;;[.$A38];&quot;&gt;&quot;)">
            <text:p>CR2_OFF&lt;6&gt;</text:p>
          </table:table-cell>
          <table:table-cell office:value-type="string" office:string-value="CR3_OFF&lt;6&gt;" table:formula="=CONCATENATE(&quot;CR&quot;;[.E$21];&quot;_OFF&lt;&quot;;[.$A38];&quot;&gt;&quot;)">
            <text:p>CR3_OFF&lt;6&gt;</text:p>
          </table:table-cell>
          <table:table-cell office:value-type="string" office:string-value="CR4_OFF&lt;6&gt;" table:formula="=CONCATENATE(&quot;CR&quot;;[.F$21];&quot;_OFF&lt;&quot;;[.$A38];&quot;&gt;&quot;)">
            <text:p>CR4_OFF&lt;6&gt;</text:p>
          </table:table-cell>
          <table:table-cell office:value-type="string" office:string-value="CR5_OFF&lt;6&gt;" table:formula="=CONCATENATE(&quot;CR&quot;;[.G$21];&quot;_OFF&lt;&quot;;[.$A38];&quot;&gt;&quot;)">
            <text:p>CR5_OFF&lt;6&gt;</text:p>
          </table:table-cell>
          <table:table-cell office:value-type="string" office:string-value="CR6_OFF&lt;6&gt;" table:formula="=CONCATENATE(&quot;CR&quot;;[.H$21];&quot;_OFF&lt;&quot;;[.$A38];&quot;&gt;&quot;)">
            <text:p>CR6_OFF&lt;6&gt;</text:p>
          </table:table-cell>
          <table:table-cell office:value-type="string" office:string-value="CR7_OFF&lt;6&gt;" table:formula="=CONCATENATE(&quot;CR&quot;;[.I$21];&quot;_OFF&lt;&quot;;[.$A38];&quot;&gt;&quot;)">
            <text:p>CR7_OFF&lt;6&gt;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string" office:string-value="CR0_OFF&lt;7&gt;" table:formula="=CONCATENATE(&quot;CR&quot;;[.B$21];&quot;_OFF&lt;&quot;;[.$A39];&quot;&gt;&quot;)">
            <text:p>CR0_OFF&lt;7&gt;</text:p>
          </table:table-cell>
          <table:table-cell office:value-type="string" office:string-value="CR1_OFF&lt;7&gt;" table:formula="=CONCATENATE(&quot;CR&quot;;[.C$21];&quot;_OFF&lt;&quot;;[.$A39];&quot;&gt;&quot;)">
            <text:p>CR1_OFF&lt;7&gt;</text:p>
          </table:table-cell>
          <table:table-cell office:value-type="string" office:string-value="CR2_OFF&lt;7&gt;" table:formula="=CONCATENATE(&quot;CR&quot;;[.D$21];&quot;_OFF&lt;&quot;;[.$A39];&quot;&gt;&quot;)">
            <text:p>CR2_OFF&lt;7&gt;</text:p>
          </table:table-cell>
          <table:table-cell office:value-type="string" office:string-value="CR3_OFF&lt;7&gt;" table:formula="=CONCATENATE(&quot;CR&quot;;[.E$21];&quot;_OFF&lt;&quot;;[.$A39];&quot;&gt;&quot;)">
            <text:p>CR3_OFF&lt;7&gt;</text:p>
          </table:table-cell>
          <table:table-cell office:value-type="string" office:string-value="CR4_OFF&lt;7&gt;" table:formula="=CONCATENATE(&quot;CR&quot;;[.F$21];&quot;_OFF&lt;&quot;;[.$A39];&quot;&gt;&quot;)">
            <text:p>CR4_OFF&lt;7&gt;</text:p>
          </table:table-cell>
          <table:table-cell office:value-type="string" office:string-value="CR5_OFF&lt;7&gt;" table:formula="=CONCATENATE(&quot;CR&quot;;[.G$21];&quot;_OFF&lt;&quot;;[.$A39];&quot;&gt;&quot;)">
            <text:p>CR5_OFF&lt;7&gt;</text:p>
          </table:table-cell>
          <table:table-cell office:value-type="string" office:string-value="CR6_OFF&lt;7&gt;" table:formula="=CONCATENATE(&quot;CR&quot;;[.H$21];&quot;_OFF&lt;&quot;;[.$A39];&quot;&gt;&quot;)">
            <text:p>CR6_OFF&lt;7&gt;</text:p>
          </table:table-cell>
          <table:table-cell office:value-type="string" office:string-value="CR7_OFF&lt;7&gt;" table:formula="=CONCATENATE(&quot;CR&quot;;[.I$21];&quot;_OFF&lt;&quot;;[.$A39];&quot;&gt;&quot;)">
            <text:p>CR7_OFF&lt;7&gt;</text:p>
          </table:table-cell>
          <table:table-cell table:number-columns-repeated="10"/>
        </table:table-row>
        <table:table-row table:style-name="ro1">
          <table:table-cell/>
          <table:table-cell office:value-type="string" office:string-value="CR0_OFF&lt;7:0&gt;" table:formula="=CONCATENATE(&quot;CR&quot;;[.B$21];&quot;_OFF&lt;&quot;;&quot;7:0&gt;&quot;)">
            <text:p>CR0_OFF&lt;7:0&gt;</text:p>
          </table:table-cell>
          <table:table-cell office:value-type="string" office:string-value="CR1_OFF&lt;7:0&gt;" table:formula="=CONCATENATE(&quot;CR&quot;;[.C$21];&quot;_OFF&lt;&quot;;&quot;7:0&gt;&quot;)">
            <text:p>CR1_OFF&lt;7:0&gt;</text:p>
          </table:table-cell>
          <table:table-cell office:value-type="string" office:string-value="CR2_OFF&lt;7:0&gt;" table:formula="=CONCATENATE(&quot;CR&quot;;[.D$21];&quot;_OFF&lt;&quot;;&quot;7:0&gt;&quot;)">
            <text:p>CR2_OFF&lt;7:0&gt;</text:p>
          </table:table-cell>
          <table:table-cell office:value-type="string" office:string-value="CR3_OFF&lt;7:0&gt;" table:formula="=CONCATENATE(&quot;CR&quot;;[.E$21];&quot;_OFF&lt;&quot;;&quot;7:0&gt;&quot;)">
            <text:p>CR3_OFF&lt;7:0&gt;</text:p>
          </table:table-cell>
          <table:table-cell office:value-type="string" office:string-value="CR4_OFF&lt;7:0&gt;" table:formula="=CONCATENATE(&quot;CR&quot;;[.F$21];&quot;_OFF&lt;&quot;;&quot;7:0&gt;&quot;)">
            <text:p>CR4_OFF&lt;7:0&gt;</text:p>
          </table:table-cell>
          <table:table-cell office:value-type="string" office:string-value="CR5_OFF&lt;7:0&gt;" table:formula="=CONCATENATE(&quot;CR&quot;;[.G$21];&quot;_OFF&lt;&quot;;&quot;7:0&gt;&quot;)">
            <text:p>CR5_OFF&lt;7:0&gt;</text:p>
          </table:table-cell>
          <table:table-cell office:value-type="string" office:string-value="CR6_OFF&lt;7:0&gt;" table:formula="=CONCATENATE(&quot;CR&quot;;[.H$21];&quot;_OFF&lt;&quot;;&quot;7:0&gt;&quot;)">
            <text:p>CR6_OFF&lt;7:0&gt;</text:p>
          </table:table-cell>
          <table:table-cell office:value-type="string" office:string-value="CR7_OFF&lt;7:0&gt;" table:formula="=CONCATENATE(&quot;CR&quot;;[.I$21];&quot;_OFF&lt;&quot;;&quot;7:0&gt;&quot;)">
            <text:p>CR7_OFF&lt;7:0&gt;</text:p>
          </table:table-cell>
          <table:table-cell table:number-columns-repeated="10"/>
        </table:table-row>
        <table:table-row table:style-name="ro1">
          <table:table-cell/>
          <table:table-cell office:value-type="string" office:string-value="CREQ_ON&lt;0&gt;" table:formula="=CONCATENATE(&quot;CREQ_ON&lt;&quot;;[.B$21];&quot;&gt;&quot;)">
            <text:p>CREQ_ON&lt;0&gt;</text:p>
          </table:table-cell>
          <table:table-cell office:value-type="string" office:string-value="CREQ_ON&lt;1&gt;" table:formula="=CONCATENATE(&quot;CREQ_ON&lt;&quot;;[.C$21];&quot;&gt;&quot;)">
            <text:p>CREQ_ON&lt;1&gt;</text:p>
          </table:table-cell>
          <table:table-cell office:value-type="string" office:string-value="CREQ_ON&lt;2&gt;" table:formula="=CONCATENATE(&quot;CREQ_ON&lt;&quot;;[.D$21];&quot;&gt;&quot;)">
            <text:p>CREQ_ON&lt;2&gt;</text:p>
          </table:table-cell>
          <table:table-cell office:value-type="string" office:string-value="CREQ_ON&lt;3&gt;" table:formula="=CONCATENATE(&quot;CREQ_ON&lt;&quot;;[.E$21];&quot;&gt;&quot;)">
            <text:p>CREQ_ON&lt;3&gt;</text:p>
          </table:table-cell>
          <table:table-cell office:value-type="string" office:string-value="CREQ_ON&lt;4&gt;" table:formula="=CONCATENATE(&quot;CREQ_ON&lt;&quot;;[.F$21];&quot;&gt;&quot;)">
            <text:p>CREQ_ON&lt;4&gt;</text:p>
          </table:table-cell>
          <table:table-cell office:value-type="string" office:string-value="CREQ_ON&lt;5&gt;" table:formula="=CONCATENATE(&quot;CREQ_ON&lt;&quot;;[.G$21];&quot;&gt;&quot;)">
            <text:p>CREQ_ON&lt;5&gt;</text:p>
          </table:table-cell>
          <table:table-cell office:value-type="string" office:string-value="CREQ_ON&lt;6&gt;" table:formula="=CONCATENATE(&quot;CREQ_ON&lt;&quot;;[.H$21];&quot;&gt;&quot;)">
            <text:p>CREQ_ON&lt;6&gt;</text:p>
          </table:table-cell>
          <table:table-cell office:value-type="string" office:string-value="CREQ_ON&lt;7&gt;" table:formula="=CONCATENATE(&quot;CREQ_ON&lt;&quot;;[.I$21];&quot;&gt;&quot;)">
            <text:p>CREQ_ON&lt;7&gt;</text:p>
          </table:table-cell>
          <table:table-cell table:number-columns-repeated="10"/>
        </table:table-row>
        <table:table-row table:style-name="ro1">
          <table:table-cell/>
          <table:table-cell office:value-type="string" office:string-value="CREQ_OFF&lt;0&gt;" table:formula="=CONCATENATE(&quot;CREQ_OFF&lt;&quot;;[.B$21];&quot;&gt;&quot;)">
            <text:p>CREQ_OFF&lt;0&gt;</text:p>
          </table:table-cell>
          <table:table-cell office:value-type="string" office:string-value="CREQ_OFF&lt;1&gt;" table:formula="=CONCATENATE(&quot;CREQ_OFF&lt;&quot;;[.C$21];&quot;&gt;&quot;)">
            <text:p>CREQ_OFF&lt;1&gt;</text:p>
          </table:table-cell>
          <table:table-cell office:value-type="string" office:string-value="CREQ_OFF&lt;2&gt;" table:formula="=CONCATENATE(&quot;CREQ_OFF&lt;&quot;;[.D$21];&quot;&gt;&quot;)">
            <text:p>CREQ_OFF&lt;2&gt;</text:p>
          </table:table-cell>
          <table:table-cell office:value-type="string" office:string-value="CREQ_OFF&lt;3&gt;" table:formula="=CONCATENATE(&quot;CREQ_OFF&lt;&quot;;[.E$21];&quot;&gt;&quot;)">
            <text:p>CREQ_OFF&lt;3&gt;</text:p>
          </table:table-cell>
          <table:table-cell office:value-type="string" office:string-value="CREQ_OFF&lt;4&gt;" table:formula="=CONCATENATE(&quot;CREQ_OFF&lt;&quot;;[.F$21];&quot;&gt;&quot;)">
            <text:p>CREQ_OFF&lt;4&gt;</text:p>
          </table:table-cell>
          <table:table-cell office:value-type="string" office:string-value="CREQ_OFF&lt;5&gt;" table:formula="=CONCATENATE(&quot;CREQ_OFF&lt;&quot;;[.G$21];&quot;&gt;&quot;)">
            <text:p>CREQ_OFF&lt;5&gt;</text:p>
          </table:table-cell>
          <table:table-cell office:value-type="string" office:string-value="CREQ_OFF&lt;6&gt;" table:formula="=CONCATENATE(&quot;CREQ_OFF&lt;&quot;;[.H$21];&quot;&gt;&quot;)">
            <text:p>CREQ_OFF&lt;6&gt;</text:p>
          </table:table-cell>
          <table:table-cell office:value-type="string" office:string-value="CREQ_OFF&lt;7&gt;" table:formula="=CONCATENATE(&quot;CREQ_OFF&lt;&quot;;[.I$21];&quot;&gt;&quot;)">
            <text:p>CREQ_OFF&lt;7&gt;</text:p>
          </table:table-cell>
          <table:table-cell table:number-columns-repeated="10"/>
        </table:table-row>
        <table:table-row table:style-name="ro1">
          <table:table-cell/>
          <table:table-cell office:value-type="string" office:string-value="nACKCREQ&lt;0&gt;" table:formula="=CONCATENATE(&quot;nACKCREQ&lt;&quot;;[.B$21];&quot;&gt;&quot;)">
            <text:p>nACKCREQ&lt;0&gt;</text:p>
          </table:table-cell>
          <table:table-cell office:value-type="string" office:string-value="nACKCREQ&lt;1&gt;" table:formula="=CONCATENATE(&quot;nACKCREQ&lt;&quot;;[.C$21];&quot;&gt;&quot;)">
            <text:p>nACKCREQ&lt;1&gt;</text:p>
          </table:table-cell>
          <table:table-cell office:value-type="string" office:string-value="nACKCREQ&lt;2&gt;" table:formula="=CONCATENATE(&quot;nACKCREQ&lt;&quot;;[.D$21];&quot;&gt;&quot;)">
            <text:p>nACKCREQ&lt;2&gt;</text:p>
          </table:table-cell>
          <table:table-cell office:value-type="string" office:string-value="nACKCREQ&lt;3&gt;" table:formula="=CONCATENATE(&quot;nACKCREQ&lt;&quot;;[.E$21];&quot;&gt;&quot;)">
            <text:p>nACKCREQ&lt;3&gt;</text:p>
          </table:table-cell>
          <table:table-cell office:value-type="string" office:string-value="nACKCREQ&lt;4&gt;" table:formula="=CONCATENATE(&quot;nACKCREQ&lt;&quot;;[.F$21];&quot;&gt;&quot;)">
            <text:p>nACKCREQ&lt;4&gt;</text:p>
          </table:table-cell>
          <table:table-cell office:value-type="string" office:string-value="nACKCREQ&lt;5&gt;" table:formula="=CONCATENATE(&quot;nACKCREQ&lt;&quot;;[.G$21];&quot;&gt;&quot;)">
            <text:p>nACKCREQ&lt;5&gt;</text:p>
          </table:table-cell>
          <table:table-cell office:value-type="string" office:string-value="nACKCREQ&lt;6&gt;" table:formula="=CONCATENATE(&quot;nACKCREQ&lt;&quot;;[.H$21];&quot;&gt;&quot;)">
            <text:p>nACKCREQ&lt;6&gt;</text:p>
          </table:table-cell>
          <table:table-cell office:value-type="string" office:string-value="nACKCREQ&lt;7&gt;" table:formula="=CONCATENATE(&quot;nACKCREQ&lt;&quot;;[.I$21];&quot;&gt;&quot;)">
            <text:p>nACKCREQ&lt;7&gt;</text:p>
          </table:table-cell>
          <table:table-cell table:number-columns-repeated="10"/>
        </table:table-row>
      </table:table>
      <table:table table:name="Planilha2" table:style-name="ta1">
        <table:table-column table:style-name="co3" table:default-cell-style-name="ce1"/>
        <table:table-row table:style-name="ro1">
          <table:table-cell/>
          <table:table-cell table:number-columns-repeated="18"/>
        </table:table-row>
      </table:table>
      <table:table table:name="Planilha3" table:style-name="ta1">
        <table:table-column table:style-name="co3" table:default-cell-style-name="ce1"/>
        <table:table-row table:style-name="ro1">
          <table:table-cell/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2P0" style:family="table-cell"/>
    <style:style style:name="custom-style5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ágina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.3</meta:generator>
    <dc:title/>
    <meta:initial-creator>Desconhecido</meta:initial-creator>
    <meta:editing-cycles>4</meta:editing-cycles>
    <dc:date>2016-06-24T10:14:02</dc:date>
    <meta:creation-date>2016-06-21T15:54:45</meta:creation-date>
    <dc:creator>Juan Pablo Giron Luiz</dc:creator>
  </office:meta>
</office:document-meta>
</file>